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2004_20_a_20_2024">
      <style:table-properties table:display="true" style:writing-mode="lr-tb"/>
    </style:style>
    <style:style style:name="ta2" style:family="table" style:master-page-name="PageStyle_5f_.">
      <style:table-properties table:display="true" style:writing-mode="lr-tb"/>
    </style:style>
    <style:style style:name="ce25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18">
      <style:table-cell-properties fo:background-color="#fb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18">
      <style:table-cell-properties fo:background-color="#fb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17">
      <style:table-cell-properties fo:background-color="#fb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omillon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 table:style-name="ce25" office:value-type="string" calcext:value-type="string">
            <text:p>fecha</text:p>
          </table:table-cell>
          <table:table-cell table:style-name="ce36" office:value-type="string" calcext:value-type="string">
            <text:p>n1</text:p>
          </table:table-cell>
          <table:table-cell table:style-name="ce36" office:value-type="string" calcext:value-type="string">
            <text:p>n2</text:p>
          </table:table-cell>
          <table:table-cell table:style-name="ce36" office:value-type="string" calcext:value-type="string">
            <text:p>n3</text:p>
          </table:table-cell>
          <table:table-cell table:style-name="ce36" office:value-type="string" calcext:value-type="string">
            <text:p>n4</text:p>
          </table:table-cell>
          <table:table-cell table:style-name="ce36" office:value-type="string" calcext:value-type="string">
            <text:p>n5</text:p>
          </table:table-cell>
          <table:table-cell table:style-name="ce36" office:value-type="string" calcext:value-type="string">
            <text:p>e1</text:p>
          </table:table-cell>
          <table:table-cell table:style-name="ce36" office:value-type="string" calcext:value-type="string">
            <text:p>e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9-20" calcext:value-type="date">
            <text:p>20/09/20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9-17" calcext:value-type="date">
            <text:p>17/09/202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9-13" calcext:value-type="date">
            <text:p>13/09/202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9-10" calcext:value-type="date">
            <text:p>10/09/202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9-06" calcext:value-type="date">
            <text:p>6/09/202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9-03" calcext:value-type="date">
            <text:p>3/09/20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30" calcext:value-type="date">
            <text:p>30/08/202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27" calcext:value-type="date">
            <text:p>27/08/202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23" calcext:value-type="date">
            <text:p>23/08/202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20" calcext:value-type="date">
            <text:p>20/08/20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16" calcext:value-type="date">
            <text:p>16/08/202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13" calcext:value-type="date">
            <text:p>13/08/202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09" calcext:value-type="date">
            <text:p>9/08/202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06" calcext:value-type="date">
            <text:p>6/08/202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8-02" calcext:value-type="date">
            <text:p>2/08/202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30" calcext:value-type="date">
            <text:p>30/07/202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7-26" calcext:value-type="date">
            <text:p>26/07/202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23" calcext:value-type="date">
            <text:p>23/07/202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7-19" calcext:value-type="date">
            <text:p>19/07/202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16" calcext:value-type="date">
            <text:p>16/07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12" calcext:value-type="date">
            <text:p>12/07/202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09" calcext:value-type="date">
            <text:p>9/07/202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7-05" calcext:value-type="date">
            <text:p>5/07/202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7-02" calcext:value-type="date">
            <text:p>2/07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28" calcext:value-type="date">
            <text:p>28/06/202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6-25" calcext:value-type="date">
            <text:p>25/06/202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21" calcext:value-type="date">
            <text:p>21/06/202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18" calcext:value-type="date">
            <text:p>18/06/202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14" calcext:value-type="date">
            <text:p>14/06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11" calcext:value-type="date">
            <text:p>11/06/20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07" calcext:value-type="date">
            <text:p>7/06/202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6-04" calcext:value-type="date">
            <text:p>4/06/202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31" calcext:value-type="date">
            <text:p>31/05/202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28" calcext:value-type="date">
            <text:p>28/05/20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24" calcext:value-type="date">
            <text:p>24/05/202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21" calcext:value-type="date">
            <text:p>21/05/202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17" calcext:value-type="date">
            <text:p>17/05/202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5-14" calcext:value-type="date">
            <text:p>14/05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10" calcext:value-type="date">
            <text:p>10/05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07" calcext:value-type="date">
            <text:p>7/05/202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5-03" calcext:value-type="date">
            <text:p>3/05/202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4-30" calcext:value-type="date">
            <text:p>30/04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26" calcext:value-type="date">
            <text:p>26/04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23" calcext:value-type="date">
            <text:p>23/04/202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19" calcext:value-type="date">
            <text:p>19/04/202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16" calcext:value-type="date">
            <text:p>16/04/202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12" calcext:value-type="date">
            <text:p>12/04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09" calcext:value-type="date">
            <text:p>9/04/202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05" calcext:value-type="date">
            <text:p>5/04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4-02" calcext:value-type="date">
            <text:p>2/04/202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29" calcext:value-type="date">
            <text:p>29/03/20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26" calcext:value-type="date">
            <text:p>26/03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22" calcext:value-type="date">
            <text:p>22/03/202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19" calcext:value-type="date">
            <text:p>19/03/20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3-15" calcext:value-type="date">
            <text:p>15/03/202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12" calcext:value-type="date">
            <text:p>12/03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08" calcext:value-type="date">
            <text:p>8/03/202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05" calcext:value-type="date">
            <text:p>5/03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3-01" calcext:value-type="date">
            <text:p>1/03/202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27" calcext:value-type="date">
            <text:p>27/02/202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23" calcext:value-type="date">
            <text:p>23/02/202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2-20" calcext:value-type="date">
            <text:p>20/02/202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16" calcext:value-type="date">
            <text:p>16/02/202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13" calcext:value-type="date">
            <text:p>13/02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09" calcext:value-type="date">
            <text:p>9/02/202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06" calcext:value-type="date">
            <text:p>6/02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2-02" calcext:value-type="date">
            <text:p>2/02/202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1-30" calcext:value-type="date">
            <text:p>30/01/202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26" calcext:value-type="date">
            <text:p>26/01/202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23" calcext:value-type="date">
            <text:p>23/01/202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19" calcext:value-type="date">
            <text:p>19/01/20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4-01-16" calcext:value-type="date">
            <text:p>16/01/202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12" calcext:value-type="date">
            <text:p>12/01/20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09" calcext:value-type="date">
            <text:p>9/01/202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05" calcext:value-type="date">
            <text:p>5/01/202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4-01-02" calcext:value-type="date">
            <text:p>2/01/20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29" calcext:value-type="date">
            <text:p>29/12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26" calcext:value-type="date">
            <text:p>26/12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2-22" calcext:value-type="date">
            <text:p>22/12/202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19" calcext:value-type="date">
            <text:p>19/12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15" calcext:value-type="date">
            <text:p>15/12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12" calcext:value-type="date">
            <text:p>12/12/202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2-08" calcext:value-type="date">
            <text:p>8/12/202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05" calcext:value-type="date">
            <text:p>5/12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2-01" calcext:value-type="date">
            <text:p>1/12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1-28" calcext:value-type="date">
            <text:p>28/11/20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24" calcext:value-type="date">
            <text:p>24/11/20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21" calcext:value-type="date">
            <text:p>21/11/202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17" calcext:value-type="date">
            <text:p>17/11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14" calcext:value-type="date">
            <text:p>14/11/202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10" calcext:value-type="date">
            <text:p>10/11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1-07" calcext:value-type="date">
            <text:p>7/11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1-03" calcext:value-type="date">
            <text:p>3/11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31" calcext:value-type="date">
            <text:p>31/10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0-27" calcext:value-type="date">
            <text:p>27/10/20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0-24" calcext:value-type="date">
            <text:p>24/10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20" calcext:value-type="date">
            <text:p>20/10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10-17" calcext:value-type="date">
            <text:p>17/10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13" calcext:value-type="date">
            <text:p>13/10/202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10" calcext:value-type="date">
            <text:p>10/10/202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06" calcext:value-type="date">
            <text:p>6/10/202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10-03" calcext:value-type="date">
            <text:p>3/10/202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9-29" calcext:value-type="date">
            <text:p>29/09/202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26" calcext:value-type="date">
            <text:p>26/09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22" calcext:value-type="date">
            <text:p>22/09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19" calcext:value-type="date">
            <text:p>19/09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9-15" calcext:value-type="date">
            <text:p>15/09/20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12" calcext:value-type="date">
            <text:p>12/09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08" calcext:value-type="date">
            <text:p>8/09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9-05" calcext:value-type="date">
            <text:p>5/09/202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9-01" calcext:value-type="date">
            <text:p>1/09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29" calcext:value-type="date">
            <text:p>29/08/202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25" calcext:value-type="date">
            <text:p>25/08/202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22" calcext:value-type="date">
            <text:p>22/08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18" calcext:value-type="date">
            <text:p>18/08/202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15" calcext:value-type="date">
            <text:p>15/08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11" calcext:value-type="date">
            <text:p>11/08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08" calcext:value-type="date">
            <text:p>8/08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8-04" calcext:value-type="date">
            <text:p>4/08/20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8-01" calcext:value-type="date">
            <text:p>1/08/20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28" calcext:value-type="date">
            <text:p>28/07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25" calcext:value-type="date">
            <text:p>25/07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21" calcext:value-type="date">
            <text:p>21/07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18" calcext:value-type="date">
            <text:p>18/07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14" calcext:value-type="date">
            <text:p>14/07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7-11" calcext:value-type="date">
            <text:p>11/07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07" calcext:value-type="date">
            <text:p>7/07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7-04" calcext:value-type="date">
            <text:p>4/07/202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30" calcext:value-type="date">
            <text:p>30/06/202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27" calcext:value-type="date">
            <text:p>27/06/202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23" calcext:value-type="date">
            <text:p>23/06/202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6-20" calcext:value-type="date">
            <text:p>20/06/202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16" calcext:value-type="date">
            <text:p>16/06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13" calcext:value-type="date">
            <text:p>13/06/20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09" calcext:value-type="date">
            <text:p>9/06/202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6-06" calcext:value-type="date">
            <text:p>6/06/202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6-02" calcext:value-type="date">
            <text:p>2/06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30" calcext:value-type="date">
            <text:p>30/05/20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26" calcext:value-type="date">
            <text:p>26/05/20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23" calcext:value-type="date">
            <text:p>23/05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19" calcext:value-type="date">
            <text:p>19/05/202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16" calcext:value-type="date">
            <text:p>16/05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12" calcext:value-type="date">
            <text:p>12/05/202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09" calcext:value-type="date">
            <text:p>9/05/202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5-05" calcext:value-type="date">
            <text:p>5/05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5-02" calcext:value-type="date">
            <text:p>2/05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28" calcext:value-type="date">
            <text:p>28/04/202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25" calcext:value-type="date">
            <text:p>25/04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21" calcext:value-type="date">
            <text:p>21/04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18" calcext:value-type="date">
            <text:p>18/04/202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14" calcext:value-type="date">
            <text:p>14/04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11" calcext:value-type="date">
            <text:p>11/04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07" calcext:value-type="date">
            <text:p>7/04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4-04" calcext:value-type="date">
            <text:p>4/04/202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31" calcext:value-type="date">
            <text:p>31/03/202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28" calcext:value-type="date">
            <text:p>28/03/202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3-24" calcext:value-type="date">
            <text:p>24/03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21" calcext:value-type="date">
            <text:p>21/03/202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17" calcext:value-type="date">
            <text:p>17/03/202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14" calcext:value-type="date">
            <text:p>14/03/202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10" calcext:value-type="date">
            <text:p>10/03/202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3-07" calcext:value-type="date">
            <text:p>7/03/202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3-03" calcext:value-type="date">
            <text:p>3/03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28" calcext:value-type="date">
            <text:p>28/02/20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2-24" calcext:value-type="date">
            <text:p>24/02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21" calcext:value-type="date">
            <text:p>21/02/202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17" calcext:value-type="date">
            <text:p>17/02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14" calcext:value-type="date">
            <text:p>14/02/20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10" calcext:value-type="date">
            <text:p>10/02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07" calcext:value-type="date">
            <text:p>7/02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2-03" calcext:value-type="date">
            <text:p>3/02/202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1-31" calcext:value-type="date">
            <text:p>31/01/202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27" calcext:value-type="date">
            <text:p>27/01/202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24" calcext:value-type="date">
            <text:p>24/01/202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20" calcext:value-type="date">
            <text:p>20/01/20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17" calcext:value-type="date">
            <text:p>17/01/202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3-01-13" calcext:value-type="date">
            <text:p>13/01/202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10" calcext:value-type="date">
            <text:p>10/01/202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06" calcext:value-type="date">
            <text:p>6/01/202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3-01-03" calcext:value-type="date">
            <text:p>3/01/20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30" calcext:value-type="date">
            <text:p>30/12/202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12-27" calcext:value-type="date">
            <text:p>27/12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23" calcext:value-type="date">
            <text:p>23/12/202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12-20" calcext:value-type="date">
            <text:p>20/12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16" calcext:value-type="date">
            <text:p>16/12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13" calcext:value-type="date">
            <text:p>13/12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09" calcext:value-type="date">
            <text:p>9/12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12-06" calcext:value-type="date">
            <text:p>6/12/20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2-02" calcext:value-type="date">
            <text:p>2/12/20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29" calcext:value-type="date">
            <text:p>29/11/20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25" calcext:value-type="date">
            <text:p>25/11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22" calcext:value-type="date">
            <text:p>22/11/202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18" calcext:value-type="date">
            <text:p>18/11/20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15" calcext:value-type="date">
            <text:p>15/11/20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11" calcext:value-type="date">
            <text:p>11/11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08" calcext:value-type="date">
            <text:p>8/11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11-04" calcext:value-type="date">
            <text:p>4/11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1-01" calcext:value-type="date">
            <text:p>1/11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28" calcext:value-type="date">
            <text:p>28/10/202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25" calcext:value-type="date">
            <text:p>25/10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21" calcext:value-type="date">
            <text:p>21/10/20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18" calcext:value-type="date">
            <text:p>18/10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14" calcext:value-type="date">
            <text:p>14/10/202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11" calcext:value-type="date">
            <text:p>11/10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07" calcext:value-type="date">
            <text:p>7/10/20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10-04" calcext:value-type="date">
            <text:p>4/10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30" calcext:value-type="date">
            <text:p>30/09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27" calcext:value-type="date">
            <text:p>27/09/202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9-23" calcext:value-type="date">
            <text:p>23/09/202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20" calcext:value-type="date">
            <text:p>20/09/202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16" calcext:value-type="date">
            <text:p>16/09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13" calcext:value-type="date">
            <text:p>13/09/202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09" calcext:value-type="date">
            <text:p>9/09/202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9-06" calcext:value-type="date">
            <text:p>6/09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9-02" calcext:value-type="date">
            <text:p>2/09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30" calcext:value-type="date">
            <text:p>30/08/202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26" calcext:value-type="date">
            <text:p>26/08/202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23" calcext:value-type="date">
            <text:p>23/08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19" calcext:value-type="date">
            <text:p>19/08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16" calcext:value-type="date">
            <text:p>16/08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12" calcext:value-type="date">
            <text:p>12/08/202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09" calcext:value-type="date">
            <text:p>9/08/202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05" calcext:value-type="date">
            <text:p>5/08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8-02" calcext:value-type="date">
            <text:p>2/08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7-29" calcext:value-type="date">
            <text:p>29/07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26" calcext:value-type="date">
            <text:p>26/07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22" calcext:value-type="date">
            <text:p>22/07/202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7-19" calcext:value-type="date">
            <text:p>19/07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15" calcext:value-type="date">
            <text:p>15/07/202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12" calcext:value-type="date">
            <text:p>12/07/202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08" calcext:value-type="date">
            <text:p>8/07/202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05" calcext:value-type="date">
            <text:p>5/07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7-01" calcext:value-type="date">
            <text:p>1/07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28" calcext:value-type="date">
            <text:p>28/06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24" calcext:value-type="date">
            <text:p>24/06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21" calcext:value-type="date">
            <text:p>21/06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17" calcext:value-type="date">
            <text:p>17/06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14" calcext:value-type="date">
            <text:p>14/06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6-10" calcext:value-type="date">
            <text:p>10/06/202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07" calcext:value-type="date">
            <text:p>7/06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6-03" calcext:value-type="date">
            <text:p>3/06/20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31" calcext:value-type="date">
            <text:p>31/05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27" calcext:value-type="date">
            <text:p>27/05/20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5-24" calcext:value-type="date">
            <text:p>24/05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20" calcext:value-type="date">
            <text:p>20/05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17" calcext:value-type="date">
            <text:p>17/05/202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13" calcext:value-type="date">
            <text:p>13/05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5-10" calcext:value-type="date">
            <text:p>10/05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06" calcext:value-type="date">
            <text:p>6/05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5-03" calcext:value-type="date">
            <text:p>3/05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29" calcext:value-type="date">
            <text:p>29/04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26" calcext:value-type="date">
            <text:p>26/04/202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22" calcext:value-type="date">
            <text:p>22/04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19" calcext:value-type="date">
            <text:p>19/04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15" calcext:value-type="date">
            <text:p>15/04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12" calcext:value-type="date">
            <text:p>12/04/202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08" calcext:value-type="date">
            <text:p>8/04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05" calcext:value-type="date">
            <text:p>5/04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4-01" calcext:value-type="date">
            <text:p>1/04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29" calcext:value-type="date">
            <text:p>29/03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25" calcext:value-type="date">
            <text:p>25/03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22" calcext:value-type="date">
            <text:p>22/03/202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3-18" calcext:value-type="date">
            <text:p>18/03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15" calcext:value-type="date">
            <text:p>15/03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11" calcext:value-type="date">
            <text:p>11/03/20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08" calcext:value-type="date">
            <text:p>8/03/20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3-04" calcext:value-type="date">
            <text:p>4/03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3-01" calcext:value-type="date">
            <text:p>1/03/202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25" calcext:value-type="date">
            <text:p>25/02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22" calcext:value-type="date">
            <text:p>22/02/202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18" calcext:value-type="date">
            <text:p>18/02/20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15" calcext:value-type="date">
            <text:p>15/02/202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2-11" calcext:value-type="date">
            <text:p>11/02/20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08" calcext:value-type="date">
            <text:p>8/02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2-04" calcext:value-type="date">
            <text:p>4/02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2-01" calcext:value-type="date">
            <text:p>1/02/202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28" calcext:value-type="date">
            <text:p>28/01/20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25" calcext:value-type="date">
            <text:p>25/01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21" calcext:value-type="date">
            <text:p>21/01/202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2-01-18" calcext:value-type="date">
            <text:p>18/01/20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14" calcext:value-type="date">
            <text:p>14/01/202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11" calcext:value-type="date">
            <text:p>11/01/202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07" calcext:value-type="date">
            <text:p>7/01/202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2-01-04" calcext:value-type="date">
            <text:p>4/01/202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31" calcext:value-type="date">
            <text:p>31/12/20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12-28" calcext:value-type="date">
            <text:p>28/12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24" calcext:value-type="date">
            <text:p>24/12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21" calcext:value-type="date">
            <text:p>21/12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17" calcext:value-type="date">
            <text:p>17/12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14" calcext:value-type="date">
            <text:p>14/12/202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10" calcext:value-type="date">
            <text:p>10/12/20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12-07" calcext:value-type="date">
            <text:p>7/12/20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2-03" calcext:value-type="date">
            <text:p>3/12/202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30" calcext:value-type="date">
            <text:p>30/11/202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11-26" calcext:value-type="date">
            <text:p>26/11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23" calcext:value-type="date">
            <text:p>23/11/20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19" calcext:value-type="date">
            <text:p>19/11/20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16" calcext:value-type="date">
            <text:p>16/11/202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12" calcext:value-type="date">
            <text:p>12/11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09" calcext:value-type="date">
            <text:p>9/11/20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05" calcext:value-type="date">
            <text:p>5/11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1-02" calcext:value-type="date">
            <text:p>2/11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29" calcext:value-type="date">
            <text:p>29/10/20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26" calcext:value-type="date">
            <text:p>26/10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22" calcext:value-type="date">
            <text:p>22/10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19" calcext:value-type="date">
            <text:p>19/10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10-15" calcext:value-type="date">
            <text:p>15/10/202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12" calcext:value-type="date">
            <text:p>12/10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08" calcext:value-type="date">
            <text:p>8/10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05" calcext:value-type="date">
            <text:p>5/10/20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10-01" calcext:value-type="date">
            <text:p>1/10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28" calcext:value-type="date">
            <text:p>28/09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24" calcext:value-type="date">
            <text:p>24/09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21" calcext:value-type="date">
            <text:p>21/09/202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17" calcext:value-type="date">
            <text:p>17/09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14" calcext:value-type="date">
            <text:p>14/09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10" calcext:value-type="date">
            <text:p>10/09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9-07" calcext:value-type="date">
            <text:p>7/09/20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9-03" calcext:value-type="date">
            <text:p>3/09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8-31" calcext:value-type="date">
            <text:p>31/08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27" calcext:value-type="date">
            <text:p>27/08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24" calcext:value-type="date">
            <text:p>24/08/202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20" calcext:value-type="date">
            <text:p>20/08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17" calcext:value-type="date">
            <text:p>17/08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8-13" calcext:value-type="date">
            <text:p>13/08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10" calcext:value-type="date">
            <text:p>10/08/202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06" calcext:value-type="date">
            <text:p>6/08/20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8-03" calcext:value-type="date">
            <text:p>3/08/20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30" calcext:value-type="date">
            <text:p>30/07/20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27" calcext:value-type="date">
            <text:p>27/07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23" calcext:value-type="date">
            <text:p>23/07/20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20" calcext:value-type="date">
            <text:p>20/07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16" calcext:value-type="date">
            <text:p>16/07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7-13" calcext:value-type="date">
            <text:p>13/07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7-09" calcext:value-type="date">
            <text:p>9/07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7-06" calcext:value-type="date">
            <text:p>6/07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7-02" calcext:value-type="date">
            <text:p>2/07/202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29" calcext:value-type="date">
            <text:p>29/06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25" calcext:value-type="date">
            <text:p>25/06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22" calcext:value-type="date">
            <text:p>22/06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18" calcext:value-type="date">
            <text:p>18/06/20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15" calcext:value-type="date">
            <text:p>15/06/20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11" calcext:value-type="date">
            <text:p>11/06/202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08" calcext:value-type="date">
            <text:p>8/06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6-04" calcext:value-type="date">
            <text:p>4/06/20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6-01" calcext:value-type="date">
            <text:p>1/06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28" calcext:value-type="date">
            <text:p>28/05/20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25" calcext:value-type="date">
            <text:p>25/05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21" calcext:value-type="date">
            <text:p>21/05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18" calcext:value-type="date">
            <text:p>18/05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14" calcext:value-type="date">
            <text:p>14/05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11" calcext:value-type="date">
            <text:p>11/05/202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5-07" calcext:value-type="date">
            <text:p>7/05/202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5-04" calcext:value-type="date">
            <text:p>4/05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30" calcext:value-type="date">
            <text:p>30/04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27" calcext:value-type="date">
            <text:p>27/04/202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23" calcext:value-type="date">
            <text:p>23/04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4-20" calcext:value-type="date">
            <text:p>20/04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16" calcext:value-type="date">
            <text:p>16/04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13" calcext:value-type="date">
            <text:p>13/04/202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09" calcext:value-type="date">
            <text:p>9/04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4-06" calcext:value-type="date">
            <text:p>6/04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21-04-02" calcext:value-type="date">
            <text:p>2/04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3-30" calcext:value-type="date">
            <text:p>30/03/20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3-26" calcext:value-type="date">
            <text:p>26/03/20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5" office:value-type="date" office:date-value="2021-03-23" calcext:value-type="date">
            <text:p>23/03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19" calcext:value-type="date">
            <text:p>19/03/202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16" calcext:value-type="date">
            <text:p>16/03/20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12" calcext:value-type="date">
            <text:p>12/03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09" calcext:value-type="date">
            <text:p>9/03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05" calcext:value-type="date">
            <text:p>5/03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3-02" calcext:value-type="date">
            <text:p>2/03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1-02-26" calcext:value-type="date">
            <text:p>26/02/202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23" calcext:value-type="date">
            <text:p>23/02/202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19" calcext:value-type="date">
            <text:p>19/02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16" calcext:value-type="date">
            <text:p>16/02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12" calcext:value-type="date">
            <text:p>12/02/20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09" calcext:value-type="date">
            <text:p>9/02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05" calcext:value-type="date">
            <text:p>5/02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2-02" calcext:value-type="date">
            <text:p>2/02/202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29" calcext:value-type="date">
            <text:p>29/01/202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26" calcext:value-type="date">
            <text:p>26/01/202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1-01-22" calcext:value-type="date">
            <text:p>22/01/202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19" calcext:value-type="date">
            <text:p>19/01/20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15" calcext:value-type="date">
            <text:p>15/01/202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12" calcext:value-type="date">
            <text:p>12/01/202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08" calcext:value-type="date">
            <text:p>8/01/202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1-01-05" calcext:value-type="date">
            <text:p>5/01/202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1-01-01" calcext:value-type="date">
            <text:p>1/01/202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29" calcext:value-type="date">
            <text:p>29/12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25" calcext:value-type="date">
            <text:p>25/12/20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12-22" calcext:value-type="date">
            <text:p>22/12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18" calcext:value-type="date">
            <text:p>18/12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15" calcext:value-type="date">
            <text:p>15/12/202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12-11" calcext:value-type="date">
            <text:p>11/12/202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08" calcext:value-type="date">
            <text:p>8/12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04" calcext:value-type="date">
            <text:p>4/12/202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2-01" calcext:value-type="date">
            <text:p>1/12/202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27" calcext:value-type="date">
            <text:p>27/11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24" calcext:value-type="date">
            <text:p>24/11/20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20" calcext:value-type="date">
            <text:p>20/11/202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17" calcext:value-type="date">
            <text:p>17/11/20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13" calcext:value-type="date">
            <text:p>13/11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10" calcext:value-type="date">
            <text:p>10/11/202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06" calcext:value-type="date">
            <text:p>6/11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1-03" calcext:value-type="date">
            <text:p>3/11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30" calcext:value-type="date">
            <text:p>30/10/202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10-27" calcext:value-type="date">
            <text:p>27/10/202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23" calcext:value-type="date">
            <text:p>23/10/20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20" calcext:value-type="date">
            <text:p>20/10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16" calcext:value-type="date">
            <text:p>16/10/202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13" calcext:value-type="date">
            <text:p>13/10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09" calcext:value-type="date">
            <text:p>9/10/202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10-06" calcext:value-type="date">
            <text:p>6/10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10-02" calcext:value-type="date">
            <text:p>2/10/202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29" calcext:value-type="date">
            <text:p>29/09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9-25" calcext:value-type="date">
            <text:p>25/09/202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22" calcext:value-type="date">
            <text:p>22/09/20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18" calcext:value-type="date">
            <text:p>18/09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15" calcext:value-type="date">
            <text:p>15/09/202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11" calcext:value-type="date">
            <text:p>11/09/20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08" calcext:value-type="date">
            <text:p>8/09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9-04" calcext:value-type="date">
            <text:p>4/09/202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9-01" calcext:value-type="date">
            <text:p>1/09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28" calcext:value-type="date">
            <text:p>28/08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25" calcext:value-type="date">
            <text:p>25/08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21" calcext:value-type="date">
            <text:p>21/08/20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18" calcext:value-type="date">
            <text:p>18/08/202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14" calcext:value-type="date">
            <text:p>14/08/202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11" calcext:value-type="date">
            <text:p>11/08/202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07" calcext:value-type="date">
            <text:p>7/08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8-04" calcext:value-type="date">
            <text:p>4/08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31" calcext:value-type="date">
            <text:p>31/07/20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28" calcext:value-type="date">
            <text:p>28/07/202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24" calcext:value-type="date">
            <text:p>24/07/202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7-21" calcext:value-type="date">
            <text:p>21/07/202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17" calcext:value-type="date">
            <text:p>17/07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14" calcext:value-type="date">
            <text:p>14/07/202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10" calcext:value-type="date">
            <text:p>10/07/202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7-07" calcext:value-type="date">
            <text:p>7/07/202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7-03" calcext:value-type="date">
            <text:p>3/07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30" calcext:value-type="date">
            <text:p>30/06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26" calcext:value-type="date">
            <text:p>26/06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23" calcext:value-type="date">
            <text:p>23/06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19" calcext:value-type="date">
            <text:p>19/06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16" calcext:value-type="date">
            <text:p>16/06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6-12" calcext:value-type="date">
            <text:p>12/06/20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09" calcext:value-type="date">
            <text:p>9/06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05" calcext:value-type="date">
            <text:p>5/06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6-02" calcext:value-type="date">
            <text:p>2/06/20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5-29" calcext:value-type="date">
            <text:p>29/05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5-26" calcext:value-type="date">
            <text:p>26/05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5-22" calcext:value-type="date">
            <text:p>22/05/202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5-19" calcext:value-type="date">
            <text:p>19/05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9" office:value-type="date" office:date-value="2020-05-15" calcext:value-type="date">
            <text:p>15/05/20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5-12" calcext:value-type="date">
            <text:p>12/05/2020</text:p>
          </table:table-cell>
          <table:table-cell table:style-name="ce37" office:value-type="float" office:value="9" calcext:value-type="float">
            <text:p>0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" calcext:value-type="float">
            <text:p>04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5-08" calcext:value-type="date">
            <text:p>8/05/2020</text:p>
          </table:table-cell>
          <table:table-cell table:style-name="ce37" office:value-type="float" office:value="8" calcext:value-type="float">
            <text:p>0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" calcext:value-type="float">
            <text:p>07</text:p>
          </table:table-cell>
          <table:table-cell table:style-name="ce37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5-05" calcext:value-type="date">
            <text:p>5/05/2020</text:p>
          </table:table-cell>
          <table:table-cell table:style-name="ce37" office:value-type="float" office:value="2" calcext:value-type="float">
            <text:p>0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" calcext:value-type="float">
            <text:p>02</text:p>
          </table:table-cell>
          <table:table-cell table:style-name="ce37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5-01" calcext:value-type="date">
            <text:p>1/05/20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" calcext:value-type="float">
            <text:p>02</text:p>
          </table:table-cell>
          <table:table-cell table:style-name="ce37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28" calcext:value-type="date">
            <text:p>28/04/202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24" calcext:value-type="date">
            <text:p>24/04/2020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5" calcext:value-type="float">
            <text:p>0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" calcext:value-type="float">
            <text:p>04</text:p>
          </table:table-cell>
          <table:table-cell table:style-name="ce37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21" calcext:value-type="date">
            <text:p>21/04/202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" calcext:value-type="float">
            <text:p>06</text:p>
          </table:table-cell>
          <table:table-cell table:style-name="ce37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9" office:value-type="date" office:date-value="2020-04-17" calcext:value-type="date">
            <text:p>17/04/20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14" calcext:value-type="date">
            <text:p>14/04/2020</text:p>
          </table:table-cell>
          <table:table-cell table:style-name="ce37" office:value-type="float" office:value="6" calcext:value-type="float">
            <text:p>0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" calcext:value-type="float">
            <text:p>04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10" calcext:value-type="date">
            <text:p>10/04/2020</text:p>
          </table:table-cell>
          <table:table-cell table:style-name="ce37" office:value-type="float" office:value="3" calcext:value-type="float">
            <text:p>0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07" calcext:value-type="date">
            <text:p>7/04/2020</text:p>
          </table:table-cell>
          <table:table-cell table:style-name="ce37" office:value-type="float" office:value="4" calcext:value-type="float">
            <text:p>04</text:p>
          </table:table-cell>
          <table:table-cell table:style-name="ce37" office:value-type="float" office:value="5" calcext:value-type="float">
            <text:p>0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" calcext:value-type="float">
            <text:p>07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4-03" calcext:value-type="date">
            <text:p>3/04/202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" calcext:value-type="float">
            <text:p>02</text:p>
          </table:table-cell>
          <table:table-cell table:style-name="ce37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3-31" calcext:value-type="date">
            <text:p>31/03/20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01</text:p>
          </table:table-cell>
          <table:table-cell table:style-name="ce37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3-27" calcext:value-type="date">
            <text:p>27/03/20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02</text:p>
          </table:table-cell>
          <table:table-cell table:style-name="ce37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0" office:value-type="date" office:date-value="2020-03-24" calcext:value-type="date">
            <text:p>24/03/2020</text:p>
          </table:table-cell>
          <table:table-cell table:style-name="ce37" office:value-type="float" office:value="7" calcext:value-type="float">
            <text:p>0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3-20" calcext:value-type="date">
            <text:p>20/03/202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3-17" calcext:value-type="date">
            <text:p>17/03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3-13" calcext:value-type="date">
            <text:p>13/03/202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3-10" calcext:value-type="date">
            <text:p>10/03/202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3-06" calcext:value-type="date">
            <text:p>6/03/202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3-03" calcext:value-type="date">
            <text:p>3/03/202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2-28" calcext:value-type="date">
            <text:p>28/02/202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2-25" calcext:value-type="date">
            <text:p>25/02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2-21" calcext:value-type="date">
            <text:p>21/02/2020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2-18" calcext:value-type="date">
            <text:p>18/02/202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2-14" calcext:value-type="date">
            <text:p>14/02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2-11" calcext:value-type="date">
            <text:p>11/02/20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2-07" calcext:value-type="date">
            <text:p>7/02/202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2-04" calcext:value-type="date">
            <text:p>4/02/20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31" calcext:value-type="date">
            <text:p>31/01/202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28" calcext:value-type="date">
            <text:p>28/01/202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1-24" calcext:value-type="date">
            <text:p>24/01/202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21" calcext:value-type="date">
            <text:p>21/01/20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20-01-17" calcext:value-type="date">
            <text:p>17/01/202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14" calcext:value-type="date">
            <text:p>14/01/20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10" calcext:value-type="date">
            <text:p>10/01/202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07" calcext:value-type="date">
            <text:p>7/01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20-01-03" calcext:value-type="date">
            <text:p>3/01/202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31" calcext:value-type="date">
            <text:p>31/12/20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27" calcext:value-type="date">
            <text:p>27/12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24" calcext:value-type="date">
            <text:p>24/12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20" calcext:value-type="date">
            <text:p>20/12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19-12-17" calcext:value-type="date">
            <text:p>17/12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13" calcext:value-type="date">
            <text:p>13/12/201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10" calcext:value-type="date">
            <text:p>10/12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2-06" calcext:value-type="date">
            <text:p>6/12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19-12-03" calcext:value-type="date">
            <text:p>3/12/201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29" calcext:value-type="date">
            <text:p>29/11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26" calcext:value-type="date">
            <text:p>26/11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22" calcext:value-type="date">
            <text:p>22/11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19-11-19" calcext:value-type="date">
            <text:p>19/11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15" calcext:value-type="date">
            <text:p>15/11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12" calcext:value-type="date">
            <text:p>12/11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08" calcext:value-type="date">
            <text:p>8/11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05" calcext:value-type="date">
            <text:p>5/11/201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1-01" calcext:value-type="date">
            <text:p>1/11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29" calcext:value-type="date">
            <text:p>29/10/201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25" calcext:value-type="date">
            <text:p>25/10/201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22" calcext:value-type="date">
            <text:p>22/10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18" calcext:value-type="date">
            <text:p>18/10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15" calcext:value-type="date">
            <text:p>15/10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10-11" calcext:value-type="date">
            <text:p>11/10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28" office:value-type="date" office:date-value="2019-10-08" calcext:value-type="date">
            <text:p>8/10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10-04" calcext:value-type="date">
            <text:p>4/10/201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10-01" calcext:value-type="date">
            <text:p>1/10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27" calcext:value-type="date">
            <text:p>27/09/20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24" calcext:value-type="date">
            <text:p>24/09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number-columns-repeated="1015"/>
        </table:table-row>
        <table:table-row table:style-name="ro1">
          <table:table-cell table:style-name="ce27" office:value-type="date" office:date-value="2019-09-20" calcext:value-type="date">
            <text:p>20/09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17" calcext:value-type="date">
            <text:p>17/09/20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13" calcext:value-type="date">
            <text:p>13/09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10" calcext:value-type="date">
            <text:p>10/09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06" calcext:value-type="date">
            <text:p>6/09/20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9-03" calcext:value-type="date">
            <text:p>3/09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30" calcext:value-type="date">
            <text:p>30/08/20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27" calcext:value-type="date">
            <text:p>27/08/201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23" calcext:value-type="date">
            <text:p>23/08/201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20" calcext:value-type="date">
            <text:p>20/08/20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16" calcext:value-type="date">
            <text:p>16/08/201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13" calcext:value-type="date">
            <text:p>13/08/20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09" calcext:value-type="date">
            <text:p>9/08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06" calcext:value-type="date">
            <text:p>6/08/201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8-02" calcext:value-type="date">
            <text:p>2/08/20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30" calcext:value-type="date">
            <text:p>30/07/201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26" calcext:value-type="date">
            <text:p>26/07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23" calcext:value-type="date">
            <text:p>23/07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7-19" calcext:value-type="date">
            <text:p>19/07/20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16" calcext:value-type="date">
            <text:p>16/07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12" calcext:value-type="date">
            <text:p>12/07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09" calcext:value-type="date">
            <text:p>9/07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05" calcext:value-type="date">
            <text:p>5/07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7-02" calcext:value-type="date">
            <text:p>2/07/20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28" calcext:value-type="date">
            <text:p>28/06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25" calcext:value-type="date">
            <text:p>25/06/201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21" calcext:value-type="date">
            <text:p>21/06/201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18" calcext:value-type="date">
            <text:p>18/06/201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14" calcext:value-type="date">
            <text:p>14/06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6-11" calcext:value-type="date">
            <text:p>11/06/20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07" calcext:value-type="date">
            <text:p>7/06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6-04" calcext:value-type="date">
            <text:p>4/06/201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31" calcext:value-type="date">
            <text:p>31/05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5-28" calcext:value-type="date">
            <text:p>28/05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24" calcext:value-type="date">
            <text:p>24/05/201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21" calcext:value-type="date">
            <text:p>21/05/20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17" calcext:value-type="date">
            <text:p>17/05/201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14" calcext:value-type="date">
            <text:p>14/05/20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10" calcext:value-type="date">
            <text:p>10/05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5-07" calcext:value-type="date">
            <text:p>7/05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5-03" calcext:value-type="date">
            <text:p>3/05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4-30" calcext:value-type="date">
            <text:p>30/04/201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26" calcext:value-type="date">
            <text:p>26/04/201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4-23" calcext:value-type="date">
            <text:p>23/04/201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19" calcext:value-type="date">
            <text:p>19/04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16" calcext:value-type="date">
            <text:p>16/04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12" calcext:value-type="date">
            <text:p>12/04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4-09" calcext:value-type="date">
            <text:p>9/04/201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05" calcext:value-type="date">
            <text:p>5/04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4-02" calcext:value-type="date">
            <text:p>2/04/201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29" calcext:value-type="date">
            <text:p>29/03/20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26" calcext:value-type="date">
            <text:p>26/03/201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22" calcext:value-type="date">
            <text:p>22/03/201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19" calcext:value-type="date">
            <text:p>19/03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3-15" calcext:value-type="date">
            <text:p>15/03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12" calcext:value-type="date">
            <text:p>12/03/201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08" calcext:value-type="date">
            <text:p>8/03/201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05" calcext:value-type="date">
            <text:p>5/03/201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3-01" calcext:value-type="date">
            <text:p>1/03/201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26" calcext:value-type="date">
            <text:p>26/02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22" calcext:value-type="date">
            <text:p>22/02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2-19" calcext:value-type="date">
            <text:p>19/02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15" calcext:value-type="date">
            <text:p>15/02/201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12" calcext:value-type="date">
            <text:p>12/02/201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08" calcext:value-type="date">
            <text:p>8/02/20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05" calcext:value-type="date">
            <text:p>5/02/201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2-01" calcext:value-type="date">
            <text:p>1/02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29" calcext:value-type="date">
            <text:p>29/01/201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25" calcext:value-type="date">
            <text:p>25/01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22" calcext:value-type="date">
            <text:p>22/01/201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18" calcext:value-type="date">
            <text:p>18/01/201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15" calcext:value-type="date">
            <text:p>15/01/20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11" calcext:value-type="date">
            <text:p>11/01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08" calcext:value-type="date">
            <text:p>8/01/2019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9-01-04" calcext:value-type="date">
            <text:p>4/01/2019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9-01-01" calcext:value-type="date">
            <text:p>1/01/201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28" calcext:value-type="date">
            <text:p>28/12/20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25" calcext:value-type="date">
            <text:p>25/12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21" calcext:value-type="date">
            <text:p>21/12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18" calcext:value-type="date">
            <text:p>18/12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14" calcext:value-type="date">
            <text:p>14/12/20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11" calcext:value-type="date">
            <text:p>11/12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07" calcext:value-type="date">
            <text:p>7/12/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2-04" calcext:value-type="date">
            <text:p>4/12/20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30" calcext:value-type="date">
            <text:p>30/11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27" calcext:value-type="date">
            <text:p>27/11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23" calcext:value-type="date">
            <text:p>23/11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20" calcext:value-type="date">
            <text:p>20/11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11-16" calcext:value-type="date">
            <text:p>16/11/201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13" calcext:value-type="date">
            <text:p>13/11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09" calcext:value-type="date">
            <text:p>9/11/20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1-06" calcext:value-type="date">
            <text:p>6/11/20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11-02" calcext:value-type="date">
            <text:p>2/11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30" calcext:value-type="date">
            <text:p>30/10/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26" calcext:value-type="date">
            <text:p>26/10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23" calcext:value-type="date">
            <text:p>23/10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19" calcext:value-type="date">
            <text:p>19/10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16" calcext:value-type="date">
            <text:p>16/10/20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12" calcext:value-type="date">
            <text:p>12/10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10-09" calcext:value-type="date">
            <text:p>9/10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10-05" calcext:value-type="date">
            <text:p>5/10/201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10-02" calcext:value-type="date">
            <text:p>2/10/201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28" calcext:value-type="date">
            <text:p>28/09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25" calcext:value-type="date">
            <text:p>25/09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21" calcext:value-type="date">
            <text:p>21/09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18" calcext:value-type="date">
            <text:p>18/09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14" calcext:value-type="date">
            <text:p>14/09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11" calcext:value-type="date">
            <text:p>11/09/201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9-07" calcext:value-type="date">
            <text:p>7/09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9-04" calcext:value-type="date">
            <text:p>4/09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31" calcext:value-type="date">
            <text:p>31/08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28" calcext:value-type="date">
            <text:p>28/08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24" calcext:value-type="date">
            <text:p>24/08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8-21" calcext:value-type="date">
            <text:p>21/08/201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17" calcext:value-type="date">
            <text:p>17/08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14" calcext:value-type="date">
            <text:p>14/08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10" calcext:value-type="date">
            <text:p>10/08/201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07" calcext:value-type="date">
            <text:p>7/08/201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8-03" calcext:value-type="date">
            <text:p>3/08/201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31" calcext:value-type="date">
            <text:p>31/07/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27" calcext:value-type="date">
            <text:p>27/07/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24" calcext:value-type="date">
            <text:p>24/07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20" calcext:value-type="date">
            <text:p>20/07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17" calcext:value-type="date">
            <text:p>17/07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7-13" calcext:value-type="date">
            <text:p>13/07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7-10" calcext:value-type="date">
            <text:p>10/07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06" calcext:value-type="date">
            <text:p>6/07/201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7-03" calcext:value-type="date">
            <text:p>3/07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6-29" calcext:value-type="date">
            <text:p>29/06/20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6-26" calcext:value-type="date">
            <text:p>26/06/20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6-22" calcext:value-type="date">
            <text:p>22/06/20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6-19" calcext:value-type="date">
            <text:p>19/06/201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6-15" calcext:value-type="date">
            <text:p>15/06/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6-12" calcext:value-type="date">
            <text:p>12/06/2018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6-08" calcext:value-type="date">
            <text:p>8/06/201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6-05" calcext:value-type="date">
            <text:p>5/06/201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6-01" calcext:value-type="date">
            <text:p>1/06/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29" calcext:value-type="date">
            <text:p>29/05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25" calcext:value-type="date">
            <text:p>25/05/20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22" calcext:value-type="date">
            <text:p>22/05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18" calcext:value-type="date">
            <text:p>18/05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15" calcext:value-type="date">
            <text:p>15/05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11" calcext:value-type="date">
            <text:p>11/05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5-08" calcext:value-type="date">
            <text:p>8/05/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04" calcext:value-type="date">
            <text:p>4/05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5-01" calcext:value-type="date">
            <text:p>1/05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4-27" calcext:value-type="date">
            <text:p>27/04/20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4-24" calcext:value-type="date">
            <text:p>24/04/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4-20" calcext:value-type="date">
            <text:p>20/04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4-17" calcext:value-type="date">
            <text:p>17/04/20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4-13" calcext:value-type="date">
            <text:p>13/04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4-10" calcext:value-type="date">
            <text:p>10/04/20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4-06" calcext:value-type="date">
            <text:p>6/04/201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4-03" calcext:value-type="date">
            <text:p>3/04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30" calcext:value-type="date">
            <text:p>30/03/201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27" calcext:value-type="date">
            <text:p>27/03/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23" calcext:value-type="date">
            <text:p>23/03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20" calcext:value-type="date">
            <text:p>20/03/201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16" calcext:value-type="date">
            <text:p>16/03/201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3-13" calcext:value-type="date">
            <text:p>13/03/201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09" calcext:value-type="date">
            <text:p>9/03/201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06" calcext:value-type="date">
            <text:p>6/03/201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3-02" calcext:value-type="date">
            <text:p>2/03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27" calcext:value-type="date">
            <text:p>27/02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8-02-23" calcext:value-type="date">
            <text:p>23/02/201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20" calcext:value-type="date">
            <text:p>20/02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16" calcext:value-type="date">
            <text:p>16/02/201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13" calcext:value-type="date">
            <text:p>13/02/201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09" calcext:value-type="date">
            <text:p>9/02/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06" calcext:value-type="date">
            <text:p>6/02/2018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2-02" calcext:value-type="date">
            <text:p>2/02/20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30" calcext:value-type="date">
            <text:p>30/01/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26" calcext:value-type="date">
            <text:p>26/01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23" calcext:value-type="date">
            <text:p>23/01/201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19" calcext:value-type="date">
            <text:p>19/01/201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16" calcext:value-type="date">
            <text:p>16/01/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12" calcext:value-type="date">
            <text:p>12/01/20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09" calcext:value-type="date">
            <text:p>9/01/201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05" calcext:value-type="date">
            <text:p>5/01/201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8-01-02" calcext:value-type="date">
            <text:p>2/01/201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2-29" calcext:value-type="date">
            <text:p>29/12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26" calcext:value-type="date">
            <text:p>26/12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22" calcext:value-type="date">
            <text:p>22/12/201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2-19" calcext:value-type="date">
            <text:p>19/12/201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15" calcext:value-type="date">
            <text:p>15/12/201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12" calcext:value-type="date">
            <text:p>12/12/20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08" calcext:value-type="date">
            <text:p>8/12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05" calcext:value-type="date">
            <text:p>5/12/201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2-01" calcext:value-type="date">
            <text:p>1/12/201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28" calcext:value-type="date">
            <text:p>28/11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24" calcext:value-type="date">
            <text:p>24/11/20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21" calcext:value-type="date">
            <text:p>21/11/201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17" calcext:value-type="date">
            <text:p>17/11/20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14" calcext:value-type="date">
            <text:p>14/11/201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10" calcext:value-type="date">
            <text:p>10/11/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1-07" calcext:value-type="date">
            <text:p>7/11/201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1-03" calcext:value-type="date">
            <text:p>3/11/201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31" calcext:value-type="date">
            <text:p>31/10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0-27" calcext:value-type="date">
            <text:p>27/10/20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0-24" calcext:value-type="date">
            <text:p>24/10/201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20" calcext:value-type="date">
            <text:p>20/10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17" calcext:value-type="date">
            <text:p>17/10/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13" calcext:value-type="date">
            <text:p>13/10/20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10" calcext:value-type="date">
            <text:p>10/10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10-06" calcext:value-type="date">
            <text:p>6/10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10-03" calcext:value-type="date">
            <text:p>3/10/201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29" calcext:value-type="date">
            <text:p>29/09/201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26" calcext:value-type="date">
            <text:p>26/09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22" calcext:value-type="date">
            <text:p>22/09/201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19" calcext:value-type="date">
            <text:p>19/09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15" calcext:value-type="date">
            <text:p>15/09/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12" calcext:value-type="date">
            <text:p>12/09/20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08" calcext:value-type="date">
            <text:p>8/09/201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9-05" calcext:value-type="date">
            <text:p>5/09/2017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9-01" calcext:value-type="date">
            <text:p>1/09/20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29" calcext:value-type="date">
            <text:p>29/08/2017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8-25" calcext:value-type="date">
            <text:p>25/08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8-22" calcext:value-type="date">
            <text:p>22/08/20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18" calcext:value-type="date">
            <text:p>18/08/2017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15" calcext:value-type="date">
            <text:p>15/08/20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11" calcext:value-type="date">
            <text:p>11/08/20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8-08" calcext:value-type="date">
            <text:p>8/08/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5" calcext:value-type="float">
            <text:p>05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04" calcext:value-type="date">
            <text:p>4/08/20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8-01" calcext:value-type="date">
            <text:p>1/08/201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7-28" calcext:value-type="date">
            <text:p>28/07/2017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4" calcext:value-type="float">
            <text:p>04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7-25" calcext:value-type="date">
            <text:p>25/07/201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" calcext:value-type="float">
            <text:p>02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7-21" calcext:value-type="date">
            <text:p>21/07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7-18" calcext:value-type="date">
            <text:p>18/07/2017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7-14" calcext:value-type="date">
            <text:p>14/07/201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7-11" calcext:value-type="date">
            <text:p>11/07/201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7-07" calcext:value-type="date">
            <text:p>7/07/201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6" calcext:value-type="float">
            <text:p>06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7-04" calcext:value-type="date">
            <text:p>4/07/20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" calcext:value-type="float">
            <text:p>05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6-30" calcext:value-type="date">
            <text:p>30/06/201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8" calcext:value-type="float">
            <text:p>08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27" calcext:value-type="date">
            <text:p>27/06/201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01</text:p>
          </table:table-cell>
          <table:table-cell table:style-name="ce36" office:value-type="float" office:value="3" calcext:value-type="float">
            <text:p>03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23" calcext:value-type="date">
            <text:p>23/06/20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20" calcext:value-type="date">
            <text:p>20/06/201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16" calcext:value-type="date">
            <text:p>16/06/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13" calcext:value-type="date">
            <text:p>13/06/2017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4" calcext:value-type="float">
            <text:p>04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09" calcext:value-type="date">
            <text:p>9/06/2017</text:p>
          </table:table-cell>
          <table:table-cell table:style-name="ce36" office:value-type="float" office:value="9" calcext:value-type="float">
            <text:p>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6-06" calcext:value-type="date">
            <text:p>6/06/201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7" calcext:value-type="float">
            <text:p>07</text:p>
          </table:table-cell>
          <table:table-cell table:number-columns-repeated="1015"/>
        </table:table-row>
        <table:table-row table:style-name="ro1">
          <table:table-cell table:style-name="ce32" office:value-type="date" office:date-value="2017-06-02" calcext:value-type="date">
            <text:p>2/06/2017</text:p>
          </table:table-cell>
          <table:table-cell table:style-name="ce36" office:value-type="float" office:value="8" calcext:value-type="float">
            <text:p>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" calcext:value-type="float">
            <text:p>03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1">
          <table:table-cell table:style-name="ce31" office:value-type="date" office:date-value="2017-05-30" calcext:value-type="date">
            <text:p>30/05/2017</text:p>
          </table:table-cell>
          <table:table-cell table:style-name="ce36" office:value-type="float" office:value="7" calcext:value-type="float">
            <text:p>0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" calcext:value-type="float">
            <text:p>06</text:p>
          </table:table-cell>
          <table:table-cell table:style-name="ce36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26" calcext:value-type="date">
            <text:p>26/05/201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23" calcext:value-type="date">
            <text:p>23/05/201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19" calcext:value-type="date">
            <text:p>19/05/201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16" calcext:value-type="date">
            <text:p>16/05/201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12" calcext:value-type="date">
            <text:p>12/05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09" calcext:value-type="date">
            <text:p>9/05/201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05" calcext:value-type="date">
            <text:p>5/05/201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5-02" calcext:value-type="date">
            <text:p>2/05/201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28" calcext:value-type="date">
            <text:p>28/04/20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25" calcext:value-type="date">
            <text:p>25/04/201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21" calcext:value-type="date">
            <text:p>21/04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18" calcext:value-type="date">
            <text:p>18/04/201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14" calcext:value-type="date">
            <text:p>14/04/201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4-11" calcext:value-type="date">
            <text:p>11/04/201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07" calcext:value-type="date">
            <text:p>7/04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4-04" calcext:value-type="date">
            <text:p>4/04/201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31" calcext:value-type="date">
            <text:p>31/03/201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28" calcext:value-type="date">
            <text:p>28/03/201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24" calcext:value-type="date">
            <text:p>24/03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21" calcext:value-type="date">
            <text:p>21/03/201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17" calcext:value-type="date">
            <text:p>17/03/201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3-14" calcext:value-type="date">
            <text:p>14/03/201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10" calcext:value-type="date">
            <text:p>10/03/201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07" calcext:value-type="date">
            <text:p>7/03/201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3-03" calcext:value-type="date">
            <text:p>3/03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28" calcext:value-type="date">
            <text:p>28/02/201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24" calcext:value-type="date">
            <text:p>24/02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21" calcext:value-type="date">
            <text:p>21/02/201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2-17" calcext:value-type="date">
            <text:p>17/02/20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2-14" calcext:value-type="date">
            <text:p>14/02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10" calcext:value-type="date">
            <text:p>10/02/2017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07" calcext:value-type="date">
            <text:p>7/02/201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2-03" calcext:value-type="date">
            <text:p>3/02/201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1-31" calcext:value-type="date">
            <text:p>31/01/201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27" calcext:value-type="date">
            <text:p>27/01/201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7-01-24" calcext:value-type="date">
            <text:p>24/01/201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20" calcext:value-type="date">
            <text:p>20/01/201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17" calcext:value-type="date">
            <text:p>17/01/201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13" calcext:value-type="date">
            <text:p>13/01/201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10" calcext:value-type="date">
            <text:p>10/01/201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06" calcext:value-type="date">
            <text:p>6/01/201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7-01-03" calcext:value-type="date">
            <text:p>3/01/20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30" calcext:value-type="date">
            <text:p>30/12/201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4" office:value-type="date" office:date-value="2016-12-27" calcext:value-type="date">
            <text:p>27/12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23" calcext:value-type="date">
            <text:p>23/12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20" calcext:value-type="date">
            <text:p>20/12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16" calcext:value-type="date">
            <text:p>16/12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13" calcext:value-type="date">
            <text:p>13/12/20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09" calcext:value-type="date">
            <text:p>9/12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06" calcext:value-type="date">
            <text:p>6/12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2-02" calcext:value-type="date">
            <text:p>2/12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29" calcext:value-type="date">
            <text:p>29/11/201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25" calcext:value-type="date">
            <text:p>25/11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22" calcext:value-type="date">
            <text:p>22/11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18" calcext:value-type="date">
            <text:p>18/11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15" calcext:value-type="date">
            <text:p>15/11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11" calcext:value-type="date">
            <text:p>11/11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08" calcext:value-type="date">
            <text:p>8/11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04" calcext:value-type="date">
            <text:p>4/11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1-01" calcext:value-type="date">
            <text:p>1/11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28" calcext:value-type="date">
            <text:p>28/10/20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25" calcext:value-type="date">
            <text:p>25/10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21" calcext:value-type="date">
            <text:p>21/10/201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18" calcext:value-type="date">
            <text:p>18/10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14" calcext:value-type="date">
            <text:p>14/10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11" calcext:value-type="date">
            <text:p>11/10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07" calcext:value-type="date">
            <text:p>7/10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10-04" calcext:value-type="date">
            <text:p>4/10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30" calcext:value-type="date">
            <text:p>30/09/20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27" calcext:value-type="date">
            <text:p>27/09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23" calcext:value-type="date">
            <text:p>23/09/20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20" calcext:value-type="date">
            <text:p>20/09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16" calcext:value-type="date">
            <text:p>16/09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13" calcext:value-type="date">
            <text:p>13/09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09" calcext:value-type="date">
            <text:p>9/09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06" calcext:value-type="date">
            <text:p>6/09/201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9-02" calcext:value-type="date">
            <text:p>2/09/201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30" calcext:value-type="date">
            <text:p>30/08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26" calcext:value-type="date">
            <text:p>26/08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23" calcext:value-type="date">
            <text:p>23/08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19" calcext:value-type="date">
            <text:p>19/08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16" calcext:value-type="date">
            <text:p>16/08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12" calcext:value-type="date">
            <text:p>12/08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09" calcext:value-type="date">
            <text:p>9/08/201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05" calcext:value-type="date">
            <text:p>5/08/201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8-02" calcext:value-type="date">
            <text:p>2/08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29" calcext:value-type="date">
            <text:p>29/07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26" calcext:value-type="date">
            <text:p>26/07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22" calcext:value-type="date">
            <text:p>22/07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19" calcext:value-type="date">
            <text:p>19/07/20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15" calcext:value-type="date">
            <text:p>15/07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12" calcext:value-type="date">
            <text:p>12/07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08" calcext:value-type="date">
            <text:p>8/07/201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05" calcext:value-type="date">
            <text:p>5/07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7-01" calcext:value-type="date">
            <text:p>1/07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28" calcext:value-type="date">
            <text:p>28/06/2016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24" calcext:value-type="date">
            <text:p>24/06/20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21" calcext:value-type="date">
            <text:p>21/06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17" calcext:value-type="date">
            <text:p>17/06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14" calcext:value-type="date">
            <text:p>14/06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10" calcext:value-type="date">
            <text:p>10/06/20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07" calcext:value-type="date">
            <text:p>7/06/20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6-03" calcext:value-type="date">
            <text:p>3/06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31" calcext:value-type="date">
            <text:p>31/05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27" calcext:value-type="date">
            <text:p>27/05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24" calcext:value-type="date">
            <text:p>24/05/201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20" calcext:value-type="date">
            <text:p>20/05/201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17" calcext:value-type="date">
            <text:p>17/05/20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13" calcext:value-type="date">
            <text:p>13/05/201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10" calcext:value-type="date">
            <text:p>10/05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06" calcext:value-type="date">
            <text:p>6/05/2016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5-03" calcext:value-type="date">
            <text:p>3/05/201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29" calcext:value-type="date">
            <text:p>29/04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26" calcext:value-type="date">
            <text:p>26/04/20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22" calcext:value-type="date">
            <text:p>22/04/20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19" calcext:value-type="date">
            <text:p>19/04/20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15" calcext:value-type="date">
            <text:p>15/04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12" calcext:value-type="date">
            <text:p>12/04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08" calcext:value-type="date">
            <text:p>8/04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05" calcext:value-type="date">
            <text:p>5/04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4-01" calcext:value-type="date">
            <text:p>1/04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29" calcext:value-type="date">
            <text:p>29/03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25" calcext:value-type="date">
            <text:p>25/03/201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22" calcext:value-type="date">
            <text:p>22/03/201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18" calcext:value-type="date">
            <text:p>18/03/20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15" calcext:value-type="date">
            <text:p>15/03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11" calcext:value-type="date">
            <text:p>11/03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08" calcext:value-type="date">
            <text:p>8/03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04" calcext:value-type="date">
            <text:p>4/03/201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3-01" calcext:value-type="date">
            <text:p>1/03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26" calcext:value-type="date">
            <text:p>26/02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23" calcext:value-type="date">
            <text:p>23/02/201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19" calcext:value-type="date">
            <text:p>19/02/201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16" calcext:value-type="date">
            <text:p>16/02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12" calcext:value-type="date">
            <text:p>12/02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09" calcext:value-type="date">
            <text:p>9/02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05" calcext:value-type="date">
            <text:p>5/02/201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2-02" calcext:value-type="date">
            <text:p>2/02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29" calcext:value-type="date">
            <text:p>29/01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26" calcext:value-type="date">
            <text:p>26/01/20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22" calcext:value-type="date">
            <text:p>22/01/20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19" calcext:value-type="date">
            <text:p>19/01/201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15" calcext:value-type="date">
            <text:p>15/01/20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12" calcext:value-type="date">
            <text:p>12/01/201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08" calcext:value-type="date">
            <text:p>8/01/201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05" calcext:value-type="date">
            <text:p>5/01/201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6-01-01" calcext:value-type="date">
            <text:p>1/01/20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29" calcext:value-type="date">
            <text:p>29/12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25" calcext:value-type="date">
            <text:p>25/12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22" calcext:value-type="date">
            <text:p>22/12/20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18" calcext:value-type="date">
            <text:p>18/12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15" calcext:value-type="date">
            <text:p>15/12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11" calcext:value-type="date">
            <text:p>11/12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08" calcext:value-type="date">
            <text:p>8/12/20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04" calcext:value-type="date">
            <text:p>4/12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2-01" calcext:value-type="date">
            <text:p>1/12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27" calcext:value-type="date">
            <text:p>27/11/20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24" calcext:value-type="date">
            <text:p>24/11/201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6" calcext:value-type="float">
            <text:p>2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20" calcext:value-type="date">
            <text:p>20/11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17" calcext:value-type="date">
            <text:p>17/11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13" calcext:value-type="date">
            <text:p>13/11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10" calcext:value-type="date">
            <text:p>10/11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06" calcext:value-type="date">
            <text:p>6/11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1-03" calcext:value-type="date">
            <text:p>3/11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30" calcext:value-type="date">
            <text:p>30/10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4" calcext:value-type="float">
            <text:p>3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27" calcext:value-type="date">
            <text:p>27/10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23" calcext:value-type="date">
            <text:p>23/10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20" calcext:value-type="date">
            <text:p>20/10/20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16" calcext:value-type="date">
            <text:p>16/10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13" calcext:value-type="date">
            <text:p>13/10/20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09" calcext:value-type="date">
            <text:p>9/10/201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06" calcext:value-type="date">
            <text:p>6/10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10-02" calcext:value-type="date">
            <text:p>2/10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29" calcext:value-type="date">
            <text:p>29/09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25" calcext:value-type="date">
            <text:p>25/09/201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22" calcext:value-type="date">
            <text:p>22/09/20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18" calcext:value-type="date">
            <text:p>18/09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15" calcext:value-type="date">
            <text:p>15/09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11" calcext:value-type="date">
            <text:p>11/09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08" calcext:value-type="date">
            <text:p>8/09/20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04" calcext:value-type="date">
            <text:p>4/09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9-01" calcext:value-type="date">
            <text:p>1/09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28" calcext:value-type="date">
            <text:p>28/08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4" calcext:value-type="float">
            <text:p>3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25" calcext:value-type="date">
            <text:p>25/08/201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21" calcext:value-type="date">
            <text:p>21/08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18" calcext:value-type="date">
            <text:p>18/08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14" calcext:value-type="date">
            <text:p>14/08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11" calcext:value-type="date">
            <text:p>11/08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07" calcext:value-type="date">
            <text:p>7/08/201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8-04" calcext:value-type="date">
            <text:p>4/08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31" calcext:value-type="date">
            <text:p>31/07/20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28" calcext:value-type="date">
            <text:p>28/07/201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24" calcext:value-type="date">
            <text:p>24/07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21" calcext:value-type="date">
            <text:p>21/07/20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17" calcext:value-type="date">
            <text:p>17/07/201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14" calcext:value-type="date">
            <text:p>14/07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10" calcext:value-type="date">
            <text:p>10/07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07" calcext:value-type="date">
            <text:p>7/07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7-03" calcext:value-type="date">
            <text:p>3/07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30" calcext:value-type="date">
            <text:p>30/06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26" calcext:value-type="date">
            <text:p>26/06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23" calcext:value-type="date">
            <text:p>23/06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19" calcext:value-type="date">
            <text:p>19/06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16" calcext:value-type="date">
            <text:p>16/06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12" calcext:value-type="date">
            <text:p>12/06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09" calcext:value-type="date">
            <text:p>9/06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05" calcext:value-type="date">
            <text:p>5/06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6-02" calcext:value-type="date">
            <text:p>2/06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29" calcext:value-type="date">
            <text:p>29/05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26" calcext:value-type="date">
            <text:p>26/05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4" calcext:value-type="float">
            <text:p>2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22" calcext:value-type="date">
            <text:p>22/05/20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19" calcext:value-type="date">
            <text:p>19/05/201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15" calcext:value-type="date">
            <text:p>15/05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12" calcext:value-type="date">
            <text:p>12/05/20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08" calcext:value-type="date">
            <text:p>8/05/201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05" calcext:value-type="date">
            <text:p>5/05/201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5-01" calcext:value-type="date">
            <text:p>1/05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28" calcext:value-type="date">
            <text:p>28/04/201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24" calcext:value-type="date">
            <text:p>24/04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21" calcext:value-type="date">
            <text:p>21/04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17" calcext:value-type="date">
            <text:p>17/04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14" calcext:value-type="date">
            <text:p>14/04/201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10" calcext:value-type="date">
            <text:p>10/04/2015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07" calcext:value-type="date">
            <text:p>7/04/20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4-03" calcext:value-type="date">
            <text:p>3/04/201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31" calcext:value-type="date">
            <text:p>31/03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27" calcext:value-type="date">
            <text:p>27/03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24" calcext:value-type="date">
            <text:p>24/03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20" calcext:value-type="date">
            <text:p>20/03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17" calcext:value-type="date">
            <text:p>17/03/201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13" calcext:value-type="date">
            <text:p>13/03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10" calcext:value-type="date">
            <text:p>10/03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06" calcext:value-type="date">
            <text:p>6/03/201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7" calcext:value-type="float">
            <text:p>4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3-03" calcext:value-type="date">
            <text:p>3/03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" calcext:value-type="float">
            <text:p>2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27" calcext:value-type="date">
            <text:p>27/02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24" calcext:value-type="date">
            <text:p>24/02/201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20" calcext:value-type="date">
            <text:p>20/02/201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17" calcext:value-type="date">
            <text:p>17/02/201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13" calcext:value-type="date">
            <text:p>13/02/20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10" calcext:value-type="date">
            <text:p>10/02/201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06" calcext:value-type="date">
            <text:p>6/02/20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2-03" calcext:value-type="date">
            <text:p>3/02/20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30" calcext:value-type="date">
            <text:p>30/01/201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27" calcext:value-type="date">
            <text:p>27/01/201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23" calcext:value-type="date">
            <text:p>23/01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20" calcext:value-type="date">
            <text:p>20/01/201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1" calcext:value-type="float">
            <text:p>4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16" calcext:value-type="date">
            <text:p>16/01/201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13" calcext:value-type="date">
            <text:p>13/01/201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4" calcext:value-type="float">
            <text:p>3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09" calcext:value-type="date">
            <text:p>9/01/201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06" calcext:value-type="date">
            <text:p>6/01/20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5-01-02" calcext:value-type="date">
            <text:p>2/01/2015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30" calcext:value-type="date">
            <text:p>30/12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26" calcext:value-type="date">
            <text:p>26/12/201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23" calcext:value-type="date">
            <text:p>23/12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19" calcext:value-type="date">
            <text:p>19/12/20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16" calcext:value-type="date">
            <text:p>16/12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5" calcext:value-type="float">
            <text:p>2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12" calcext:value-type="date">
            <text:p>12/12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09" calcext:value-type="date">
            <text:p>9/12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05" calcext:value-type="date">
            <text:p>5/12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2-02" calcext:value-type="date">
            <text:p>2/12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28" calcext:value-type="date">
            <text:p>28/11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25" calcext:value-type="date">
            <text:p>25/11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21" calcext:value-type="date">
            <text:p>21/11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18" calcext:value-type="date">
            <text:p>18/11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14" calcext:value-type="date">
            <text:p>14/11/201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11" calcext:value-type="date">
            <text:p>11/11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07" calcext:value-type="date">
            <text:p>7/11/20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1-04" calcext:value-type="date">
            <text:p>4/11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3" calcext:value-type="float">
            <text:p>13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6" calcext:value-type="float">
            <text:p>2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31" calcext:value-type="date">
            <text:p>31/10/20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28" calcext:value-type="date">
            <text:p>28/10/20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24" calcext:value-type="date">
            <text:p>24/10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21" calcext:value-type="date">
            <text:p>21/10/201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17" calcext:value-type="date">
            <text:p>17/10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0" calcext:value-type="float">
            <text:p>40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14" calcext:value-type="date">
            <text:p>14/10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10" calcext:value-type="date">
            <text:p>10/10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07" calcext:value-type="date">
            <text:p>7/10/201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10-03" calcext:value-type="date">
            <text:p>3/10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30" calcext:value-type="date">
            <text:p>30/09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26" calcext:value-type="date">
            <text:p>26/09/20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23" calcext:value-type="date">
            <text:p>23/09/201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19" calcext:value-type="date">
            <text:p>19/09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16" calcext:value-type="date">
            <text:p>16/09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12" calcext:value-type="date">
            <text:p>12/09/201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09" calcext:value-type="date">
            <text:p>9/09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05" calcext:value-type="date">
            <text:p>5/09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9-02" calcext:value-type="date">
            <text:p>2/09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29" calcext:value-type="date">
            <text:p>29/08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26" calcext:value-type="date">
            <text:p>26/08/20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22" calcext:value-type="date">
            <text:p>22/08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19" calcext:value-type="date">
            <text:p>19/08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15" calcext:value-type="date">
            <text:p>15/08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0" calcext:value-type="float">
            <text:p>3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12" calcext:value-type="date">
            <text:p>12/08/201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08" calcext:value-type="date">
            <text:p>8/08/20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05" calcext:value-type="date">
            <text:p>5/08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8-01" calcext:value-type="date">
            <text:p>1/08/201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6" calcext:value-type="float">
            <text:p>46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29" calcext:value-type="date">
            <text:p>29/07/20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25" calcext:value-type="date">
            <text:p>25/07/201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22" calcext:value-type="date">
            <text:p>22/07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3" calcext:value-type="float">
            <text:p>43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18" calcext:value-type="date">
            <text:p>18/07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15" calcext:value-type="date">
            <text:p>15/07/20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4" calcext:value-type="float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11" calcext:value-type="date">
            <text:p>11/07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08" calcext:value-type="date">
            <text:p>8/07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7" calcext:value-type="float">
            <text:p>2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04" calcext:value-type="date">
            <text:p>4/07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7-01" calcext:value-type="date">
            <text:p>1/07/20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27" calcext:value-type="date">
            <text:p>27/06/2014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24" calcext:value-type="date">
            <text:p>24/06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20" calcext:value-type="date">
            <text:p>20/06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17" calcext:value-type="date">
            <text:p>17/06/20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13" calcext:value-type="date">
            <text:p>13/06/20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10" calcext:value-type="date">
            <text:p>10/06/201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06" calcext:value-type="date">
            <text:p>6/06/201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6-03" calcext:value-type="date">
            <text:p>3/06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30" calcext:value-type="date">
            <text:p>30/05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27" calcext:value-type="date">
            <text:p>27/05/201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23" calcext:value-type="date">
            <text:p>23/05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20" calcext:value-type="date">
            <text:p>20/05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16" calcext:value-type="date">
            <text:p>16/05/20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13" calcext:value-type="date">
            <text:p>13/05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09" calcext:value-type="date">
            <text:p>9/05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06" calcext:value-type="date">
            <text:p>6/05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5-02" calcext:value-type="date">
            <text:p>2/05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29" calcext:value-type="date">
            <text:p>29/04/20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25" calcext:value-type="date">
            <text:p>25/04/20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22" calcext:value-type="date">
            <text:p>22/04/20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18" calcext:value-type="date">
            <text:p>18/04/20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15" calcext:value-type="date">
            <text:p>15/04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11" calcext:value-type="date">
            <text:p>11/04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08" calcext:value-type="date">
            <text:p>8/04/20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04" calcext:value-type="date">
            <text:p>4/04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4-01" calcext:value-type="date">
            <text:p>1/04/201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28" calcext:value-type="date">
            <text:p>28/03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25" calcext:value-type="date">
            <text:p>25/03/201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21" calcext:value-type="date">
            <text:p>21/03/201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18" calcext:value-type="date">
            <text:p>18/03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14" calcext:value-type="date">
            <text:p>14/03/201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0" calcext:value-type="float">
            <text:p>3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11" calcext:value-type="date">
            <text:p>11/03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07" calcext:value-type="date">
            <text:p>7/03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3-04" calcext:value-type="date">
            <text:p>4/03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28" calcext:value-type="date">
            <text:p>28/02/201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25" calcext:value-type="date">
            <text:p>25/02/20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21" calcext:value-type="date">
            <text:p>21/02/20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18" calcext:value-type="date">
            <text:p>18/02/201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14" calcext:value-type="date">
            <text:p>14/02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11" calcext:value-type="date">
            <text:p>11/02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07" calcext:value-type="date">
            <text:p>7/02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2-04" calcext:value-type="date">
            <text:p>4/02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31" calcext:value-type="date">
            <text:p>31/01/201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1" calcext:value-type="float">
            <text:p>3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28" calcext:value-type="date">
            <text:p>28/01/20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24" calcext:value-type="date">
            <text:p>24/01/201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21" calcext:value-type="date">
            <text:p>21/01/201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17" calcext:value-type="date">
            <text:p>17/01/201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14" calcext:value-type="date">
            <text:p>14/01/20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10" calcext:value-type="date">
            <text:p>10/01/201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07" calcext:value-type="date">
            <text:p>7/01/201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4-01-03" calcext:value-type="date">
            <text:p>3/01/201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31" calcext:value-type="date">
            <text:p>31/12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27" calcext:value-type="date">
            <text:p>27/12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3" calcext:value-type="float">
            <text:p>1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8" calcext:value-type="float">
            <text:p>2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24" calcext:value-type="date">
            <text:p>24/12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20" calcext:value-type="date">
            <text:p>20/12/20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17" calcext:value-type="date">
            <text:p>17/12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13" calcext:value-type="date">
            <text:p>13/12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1" calcext:value-type="float">
            <text:p>3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10" calcext:value-type="date">
            <text:p>10/12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06" calcext:value-type="date">
            <text:p>6/12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2-03" calcext:value-type="date">
            <text:p>3/12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29" calcext:value-type="date">
            <text:p>29/11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26" calcext:value-type="date">
            <text:p>26/11/20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22" calcext:value-type="date">
            <text:p>22/11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19" calcext:value-type="date">
            <text:p>19/11/20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15" calcext:value-type="date">
            <text:p>15/11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12" calcext:value-type="date">
            <text:p>12/11/20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08" calcext:value-type="date">
            <text:p>8/11/20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05" calcext:value-type="date">
            <text:p>5/11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1-01" calcext:value-type="date">
            <text:p>1/11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29" calcext:value-type="date">
            <text:p>29/10/2013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25" calcext:value-type="date">
            <text:p>25/10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22" calcext:value-type="date">
            <text:p>22/10/201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18" calcext:value-type="date">
            <text:p>18/10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6" calcext:value-type="float">
            <text:p>36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15" calcext:value-type="date">
            <text:p>15/10/201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9" calcext:value-type="float">
            <text:p>3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11" calcext:value-type="date">
            <text:p>11/10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08" calcext:value-type="date">
            <text:p>8/10/2013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04" calcext:value-type="date">
            <text:p>4/10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10-01" calcext:value-type="date">
            <text:p>1/10/20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27" calcext:value-type="date">
            <text:p>27/09/201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24" calcext:value-type="date">
            <text:p>24/09/201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20" calcext:value-type="date">
            <text:p>20/09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17" calcext:value-type="date">
            <text:p>17/09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13" calcext:value-type="date">
            <text:p>13/09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10" calcext:value-type="date">
            <text:p>10/09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06" calcext:value-type="date">
            <text:p>6/09/201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9-03" calcext:value-type="date">
            <text:p>3/09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30" calcext:value-type="date">
            <text:p>30/08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27" calcext:value-type="date">
            <text:p>27/08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23" calcext:value-type="date">
            <text:p>23/08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20" calcext:value-type="date">
            <text:p>20/08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16" calcext:value-type="date">
            <text:p>16/08/20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13" calcext:value-type="date">
            <text:p>13/08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09" calcext:value-type="date">
            <text:p>9/08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06" calcext:value-type="date">
            <text:p>6/08/20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8-02" calcext:value-type="date">
            <text:p>2/08/201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30" calcext:value-type="date">
            <text:p>30/07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26" calcext:value-type="date">
            <text:p>26/07/20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23" calcext:value-type="date">
            <text:p>23/07/20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19" calcext:value-type="date">
            <text:p>19/07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16" calcext:value-type="date">
            <text:p>16/07/20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12" calcext:value-type="date">
            <text:p>12/07/201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09" calcext:value-type="date">
            <text:p>9/07/20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05" calcext:value-type="date">
            <text:p>5/07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7-02" calcext:value-type="date">
            <text:p>2/07/201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28" calcext:value-type="date">
            <text:p>28/06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25" calcext:value-type="date">
            <text:p>25/06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3" calcext:value-type="float">
            <text:p>1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5" calcext:value-type="float">
            <text:p>3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21" calcext:value-type="date">
            <text:p>21/06/201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18" calcext:value-type="date">
            <text:p>18/06/201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3" calcext:value-type="float">
            <text:p>33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14" calcext:value-type="date">
            <text:p>14/06/201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1" calcext:value-type="float">
            <text:p>41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11" calcext:value-type="date">
            <text:p>11/06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07" calcext:value-type="date">
            <text:p>7/06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6-04" calcext:value-type="date">
            <text:p>4/06/201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31" calcext:value-type="date">
            <text:p>31/05/201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28" calcext:value-type="date">
            <text:p>28/05/201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24" calcext:value-type="date">
            <text:p>24/05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21" calcext:value-type="date">
            <text:p>21/05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17" calcext:value-type="date">
            <text:p>17/05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14" calcext:value-type="date">
            <text:p>14/05/201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6" calcext:value-type="float">
            <text:p>3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10" calcext:value-type="date">
            <text:p>10/05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07" calcext:value-type="date">
            <text:p>7/05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5-03" calcext:value-type="date">
            <text:p>3/05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30" calcext:value-type="date">
            <text:p>30/04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26" calcext:value-type="date">
            <text:p>26/04/201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23" calcext:value-type="date">
            <text:p>23/04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19" calcext:value-type="date">
            <text:p>19/04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16" calcext:value-type="date">
            <text:p>16/04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12" calcext:value-type="date">
            <text:p>12/04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09" calcext:value-type="date">
            <text:p>9/04/20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" calcext:value-type="float">
            <text:p>38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05" calcext:value-type="date">
            <text:p>5/04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4-02" calcext:value-type="date">
            <text:p>2/04/20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29" calcext:value-type="date">
            <text:p>29/03/20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26" calcext:value-type="date">
            <text:p>26/03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22" calcext:value-type="date">
            <text:p>22/03/20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19" calcext:value-type="date">
            <text:p>19/03/20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5" calcext:value-type="float">
            <text:p>35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15" calcext:value-type="date">
            <text:p>15/03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12" calcext:value-type="date">
            <text:p>12/03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08" calcext:value-type="date">
            <text:p>8/03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05" calcext:value-type="date">
            <text:p>5/03/201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3-01" calcext:value-type="date">
            <text:p>1/03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26" calcext:value-type="date">
            <text:p>26/02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0" calcext:value-type="float">
            <text:p>3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22" calcext:value-type="date">
            <text:p>22/02/20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19" calcext:value-type="date">
            <text:p>19/02/20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15" calcext:value-type="date">
            <text:p>15/02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12" calcext:value-type="date">
            <text:p>12/02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08" calcext:value-type="date">
            <text:p>8/02/2013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05" calcext:value-type="date">
            <text:p>5/02/201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1" calcext:value-type="float">
            <text:p>31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2-01" calcext:value-type="date">
            <text:p>1/02/201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29" calcext:value-type="date">
            <text:p>29/01/2013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25" calcext:value-type="date">
            <text:p>25/01/201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22" calcext:value-type="date">
            <text:p>22/01/201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18" calcext:value-type="date">
            <text:p>18/01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15" calcext:value-type="date">
            <text:p>15/01/201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11" calcext:value-type="date">
            <text:p>11/01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08" calcext:value-type="date">
            <text:p>8/01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04" calcext:value-type="date">
            <text:p>4/01/201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3-01-01" calcext:value-type="date">
            <text:p>1/01/201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28" calcext:value-type="date">
            <text:p>28/12/20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25" calcext:value-type="date">
            <text:p>25/12/20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2" calcext:value-type="float">
            <text:p>3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21" calcext:value-type="date">
            <text:p>21/12/201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18" calcext:value-type="date">
            <text:p>18/12/20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14" calcext:value-type="date">
            <text:p>14/12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11" calcext:value-type="date">
            <text:p>11/12/201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07" calcext:value-type="date">
            <text:p>7/12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2-04" calcext:value-type="date">
            <text:p>4/12/201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30" calcext:value-type="date">
            <text:p>30/11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27" calcext:value-type="date">
            <text:p>27/11/201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23" calcext:value-type="date">
            <text:p>23/11/201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0" calcext:value-type="float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20" calcext:value-type="date">
            <text:p>20/11/2012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2" calcext:value-type="float">
            <text:p>42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16" calcext:value-type="date">
            <text:p>16/11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13" calcext:value-type="date">
            <text:p>13/11/20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1" calcext:value-type="float">
            <text:p>2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9" calcext:value-type="float">
            <text:p>2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09" calcext:value-type="date">
            <text:p>9/11/20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47" calcext:value-type="float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06" calcext:value-type="date">
            <text:p>6/11/201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1" calcext:value-type="float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1-02" calcext:value-type="date">
            <text:p>2/11/201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30" calcext:value-type="date">
            <text:p>30/10/201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26" calcext:value-type="date">
            <text:p>26/10/201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8" calcext:value-type="float">
            <text:p>3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23" calcext:value-type="date">
            <text:p>23/10/201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19" calcext:value-type="date">
            <text:p>19/10/20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16" calcext:value-type="date">
            <text:p>16/10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2" calcext:value-type="float">
            <text:p>32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12" calcext:value-type="date">
            <text:p>12/10/201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09" calcext:value-type="date">
            <text:p>9/10/201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5" calcext:value-type="float">
            <text:p>2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05" calcext:value-type="date">
            <text:p>5/10/2012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1" calcext:value-type="float">
            <text:p>2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10-02" calcext:value-type="date">
            <text:p>2/10/201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28" calcext:value-type="date">
            <text:p>28/09/20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3" calcext:value-type="float">
            <text:p>3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25" calcext:value-type="date">
            <text:p>25/09/201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21" calcext:value-type="date">
            <text:p>21/09/201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3" calcext:value-type="float">
            <text:p>4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18" calcext:value-type="date">
            <text:p>18/09/201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14" calcext:value-type="date">
            <text:p>14/09/201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11" calcext:value-type="date">
            <text:p>11/09/201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07" calcext:value-type="date">
            <text:p>7/09/20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9-04" calcext:value-type="date">
            <text:p>4/09/20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31" calcext:value-type="date">
            <text:p>31/08/20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8" calcext:value-type="float">
            <text:p>28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28" calcext:value-type="date">
            <text:p>28/08/201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8" calcext:value-type="float">
            <text:p>1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24" calcext:value-type="date">
            <text:p>24/08/201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7" calcext:value-type="float">
            <text:p>3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21" calcext:value-type="date">
            <text:p>21/08/201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17" calcext:value-type="date">
            <text:p>17/08/201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14" calcext:value-type="date">
            <text:p>14/08/201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5" calcext:value-type="float">
            <text:p>4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10" calcext:value-type="date">
            <text:p>10/08/20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7" calcext:value-type="float">
            <text:p>1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07" calcext:value-type="date">
            <text:p>7/08/20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7" calcext:value-type="float">
            <text:p>27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50" calcext:value-type="float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8-03" calcext:value-type="date">
            <text:p>3/08/201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4" calcext:value-type="float">
            <text:p>34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6" calcext:value-type="float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30" calcext:value-type="date">
            <text:p>30/07/201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29" calcext:value-type="float">
            <text:p>29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9" calcext:value-type="float">
            <text:p>3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27" calcext:value-type="date">
            <text:p>27/07/201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8" calcext:value-type="float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24" calcext:value-type="date">
            <text:p>24/07/201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4" calcext:value-type="float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20" calcext:value-type="date">
            <text:p>20/07/20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17" calcext:value-type="date">
            <text:p>17/07/201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13" calcext:value-type="date">
            <text:p>13/07/201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10" calcext:value-type="date">
            <text:p>10/07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06" calcext:value-type="date">
            <text:p>6/07/2012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7-03" calcext:value-type="date">
            <text:p>3/07/2012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29" calcext:value-type="date">
            <text:p>29/06/20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26" calcext:value-type="date">
            <text:p>26/06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22" calcext:value-type="date">
            <text:p>22/06/20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19" calcext:value-type="date">
            <text:p>19/06/2012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15" calcext:value-type="date">
            <text:p>15/06/201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12" calcext:value-type="date">
            <text:p>12/06/201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08" calcext:value-type="date">
            <text:p>8/06/2012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05" calcext:value-type="date">
            <text:p>5/06/20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6-01" calcext:value-type="date">
            <text:p>1/06/2012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29" calcext:value-type="date">
            <text:p>29/05/201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25" calcext:value-type="date">
            <text:p>25/05/2012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22" calcext:value-type="date">
            <text:p>22/05/20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18" calcext:value-type="date">
            <text:p>18/05/20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15" calcext:value-type="date">
            <text:p>15/05/2012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11" calcext:value-type="date">
            <text:p>11/05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08" calcext:value-type="date">
            <text:p>8/05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04" calcext:value-type="date">
            <text:p>4/05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5-01" calcext:value-type="date">
            <text:p>1/05/201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27" calcext:value-type="date">
            <text:p>27/04/2012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24" calcext:value-type="date">
            <text:p>24/04/201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20" calcext:value-type="date">
            <text:p>20/04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17" calcext:value-type="date">
            <text:p>17/04/201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13" calcext:value-type="date">
            <text:p>13/04/201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10" calcext:value-type="date">
            <text:p>10/04/20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4-06" calcext:value-type="date">
            <text:p>6/04/2012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3">
          <table:table-cell table:style-name="ce33" office:value-type="date" office:date-value="2012-04-03" calcext:value-type="date">
            <text:p>3/04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0</text:p>
          </table:table-cell>
          <table:table-cell table:style-name="ce38" office:value-type="float" office:value="9" calcext:value-type="float">
            <text:p>0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33" office:value-type="date" office:date-value="2012-03-30" calcext:value-type="date">
            <text:p>30/03/201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6" calcext:value-type="float">
            <text:p>0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27" calcext:value-type="date">
            <text:p>27/03/20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23" calcext:value-type="date">
            <text:p>23/03/2012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20" calcext:value-type="date">
            <text:p>20/03/201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16" calcext:value-type="date">
            <text:p>16/03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13" calcext:value-type="date">
            <text:p>13/03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09" calcext:value-type="date">
            <text:p>9/03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06" calcext:value-type="date">
            <text:p>6/03/20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3-02" calcext:value-type="date">
            <text:p>2/03/2012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28" calcext:value-type="date">
            <text:p>28/02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24" calcext:value-type="date">
            <text:p>24/02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21" calcext:value-type="date">
            <text:p>21/02/2012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17" calcext:value-type="date">
            <text:p>17/02/201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14" calcext:value-type="date">
            <text:p>14/02/20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10" calcext:value-type="date">
            <text:p>10/02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07" calcext:value-type="date">
            <text:p>7/02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2-03" calcext:value-type="date">
            <text:p>3/02/20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31" calcext:value-type="date">
            <text:p>31/01/2012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27" calcext:value-type="date">
            <text:p>27/01/201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24" calcext:value-type="date">
            <text:p>24/01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20" calcext:value-type="date">
            <text:p>20/01/2012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17" calcext:value-type="date">
            <text:p>17/01/2012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13" calcext:value-type="date">
            <text:p>13/01/20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10" calcext:value-type="date">
            <text:p>10/01/201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06" calcext:value-type="date">
            <text:p>6/01/2012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2-01-03" calcext:value-type="date">
            <text:p>3/01/201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30" calcext:value-type="date">
            <text:p>30/12/20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27" calcext:value-type="date">
            <text:p>27/12/2011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23" calcext:value-type="date">
            <text:p>23/12/201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20" calcext:value-type="date">
            <text:p>20/12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16" calcext:value-type="date">
            <text:p>16/12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13" calcext:value-type="date">
            <text:p>13/12/201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09" calcext:value-type="date">
            <text:p>9/12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06" calcext:value-type="date">
            <text:p>6/12/2011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2-02" calcext:value-type="date">
            <text:p>2/12/201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29" calcext:value-type="date">
            <text:p>29/11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25" calcext:value-type="date">
            <text:p>25/11/20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22" calcext:value-type="date">
            <text:p>22/11/20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18" calcext:value-type="date">
            <text:p>18/11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15" calcext:value-type="date">
            <text:p>15/11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11" calcext:value-type="date">
            <text:p>11/11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08" calcext:value-type="date">
            <text:p>8/11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04" calcext:value-type="date">
            <text:p>4/11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1-01" calcext:value-type="date">
            <text:p>1/11/20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28" calcext:value-type="date">
            <text:p>28/10/20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25" calcext:value-type="date">
            <text:p>25/10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21" calcext:value-type="date">
            <text:p>21/10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18" calcext:value-type="date">
            <text:p>18/10/20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14" calcext:value-type="date">
            <text:p>14/10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11" calcext:value-type="date">
            <text:p>11/10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07" calcext:value-type="date">
            <text:p>7/10/20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10-04" calcext:value-type="date">
            <text:p>4/10/20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30" calcext:value-type="date">
            <text:p>30/09/201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27" calcext:value-type="date">
            <text:p>27/09/20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23" calcext:value-type="date">
            <text:p>23/09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20" calcext:value-type="date">
            <text:p>20/09/201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16" calcext:value-type="date">
            <text:p>16/09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13" calcext:value-type="date">
            <text:p>13/09/201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09" calcext:value-type="date">
            <text:p>9/09/201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06" calcext:value-type="date">
            <text:p>6/09/2011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9-02" calcext:value-type="date">
            <text:p>2/09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30" calcext:value-type="date">
            <text:p>30/08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26" calcext:value-type="date">
            <text:p>26/08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23" calcext:value-type="date">
            <text:p>23/08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19" calcext:value-type="date">
            <text:p>19/08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16" calcext:value-type="date">
            <text:p>16/08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12" calcext:value-type="date">
            <text:p>12/08/201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09" calcext:value-type="date">
            <text:p>9/08/201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05" calcext:value-type="date">
            <text:p>5/08/20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8-02" calcext:value-type="date">
            <text:p>2/08/201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29" calcext:value-type="date">
            <text:p>29/07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26" calcext:value-type="date">
            <text:p>26/07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22" calcext:value-type="date">
            <text:p>22/07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19" calcext:value-type="date">
            <text:p>19/07/201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15" calcext:value-type="date">
            <text:p>15/07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12" calcext:value-type="date">
            <text:p>12/07/20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08" calcext:value-type="date">
            <text:p>8/07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05" calcext:value-type="date">
            <text:p>5/07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7-01" calcext:value-type="date">
            <text:p>1/07/2011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28" calcext:value-type="date">
            <text:p>28/06/201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24" calcext:value-type="date">
            <text:p>24/06/201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21" calcext:value-type="date">
            <text:p>21/06/20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17" calcext:value-type="date">
            <text:p>17/06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14" calcext:value-type="date">
            <text:p>14/06/201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10" calcext:value-type="date">
            <text:p>10/06/201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07" calcext:value-type="date">
            <text:p>7/06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6-03" calcext:value-type="date">
            <text:p>3/06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31" calcext:value-type="date">
            <text:p>31/05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27" calcext:value-type="date">
            <text:p>27/05/201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24" calcext:value-type="date">
            <text:p>24/05/20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20" calcext:value-type="date">
            <text:p>20/05/2011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17" calcext:value-type="date">
            <text:p>17/05/201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13" calcext:value-type="date">
            <text:p>13/05/201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10" calcext:value-type="date">
            <text:p>10/05/201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5-06" calcext:value-type="date">
            <text:p>6/05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4-29" calcext:value-type="date">
            <text:p>29/04/201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4-22" calcext:value-type="date">
            <text:p>22/04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4-15" calcext:value-type="date">
            <text:p>15/04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4-08" calcext:value-type="date">
            <text:p>8/04/2011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4-01" calcext:value-type="date">
            <text:p>1/04/201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3-25" calcext:value-type="date">
            <text:p>25/03/201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3-18" calcext:value-type="date">
            <text:p>18/03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3-11" calcext:value-type="date">
            <text:p>11/03/20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3-04" calcext:value-type="date">
            <text:p>4/03/201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2-25" calcext:value-type="date">
            <text:p>25/02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2-18" calcext:value-type="date">
            <text:p>18/02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2-11" calcext:value-type="date">
            <text:p>11/02/20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2-04" calcext:value-type="date">
            <text:p>4/02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1-28" calcext:value-type="date">
            <text:p>28/01/20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1-21" calcext:value-type="date">
            <text:p>21/01/201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1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1-14" calcext:value-type="date">
            <text:p>14/01/201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1-01-07" calcext:value-type="date">
            <text:p>7/01/2011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2-31" calcext:value-type="date">
            <text:p>31/12/2010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2-24" calcext:value-type="date">
            <text:p>24/12/2010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2-17" calcext:value-type="date">
            <text:p>17/12/2010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2-10" calcext:value-type="date">
            <text:p>10/12/2010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2-03" calcext:value-type="date">
            <text:p>3/12/2010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1-26" calcext:value-type="date">
            <text:p>26/11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1-19" calcext:value-type="date">
            <text:p>19/11/20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1-12" calcext:value-type="date">
            <text:p>12/11/2010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1-05" calcext:value-type="date">
            <text:p>5/11/201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0-29" calcext:value-type="date">
            <text:p>29/10/2010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0-22" calcext:value-type="date">
            <text:p>22/10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0-15" calcext:value-type="date">
            <text:p>15/10/2010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0-08" calcext:value-type="date">
            <text:p>8/10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10-01" calcext:value-type="date">
            <text:p>1/10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9-24" calcext:value-type="date">
            <text:p>24/09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9-17" calcext:value-type="date">
            <text:p>17/09/2010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9-10" calcext:value-type="date">
            <text:p>10/09/2010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9-03" calcext:value-type="date">
            <text:p>3/09/2010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8-27" calcext:value-type="date">
            <text:p>27/08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float" office:value="49" calcext:value-type="float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8-20" calcext:value-type="date">
            <text:p>20/08/2010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8-13" calcext:value-type="date">
            <text:p>13/08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8-06" calcext:value-type="date">
            <text:p>6/08/2010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7-30" calcext:value-type="date">
            <text:p>30/07/2010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7-23" calcext:value-type="date">
            <text:p>23/07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7-16" calcext:value-type="date">
            <text:p>16/07/201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7-09" calcext:value-type="date">
            <text:p>9/07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7-02" calcext:value-type="date">
            <text:p>2/07/20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6-25" calcext:value-type="date">
            <text:p>25/06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6-18" calcext:value-type="date">
            <text:p>18/06/2010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6-11" calcext:value-type="date">
            <text:p>11/06/2010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6-04" calcext:value-type="date">
            <text:p>4/06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5-28" calcext:value-type="date">
            <text:p>28/05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5-21" calcext:value-type="date">
            <text:p>21/05/2010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5-14" calcext:value-type="date">
            <text:p>14/05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5-07" calcext:value-type="date">
            <text:p>7/05/2010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4-30" calcext:value-type="date">
            <text:p>30/04/2010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4-23" calcext:value-type="date">
            <text:p>23/04/2010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4-16" calcext:value-type="date">
            <text:p>16/04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4-09" calcext:value-type="date">
            <text:p>9/04/2010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4-02" calcext:value-type="date">
            <text:p>2/04/20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3-26" calcext:value-type="date">
            <text:p>26/03/2010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3-19" calcext:value-type="date">
            <text:p>19/03/2010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3-12" calcext:value-type="date">
            <text:p>12/03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3-05" calcext:value-type="date">
            <text:p>5/03/20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2-26" calcext:value-type="date">
            <text:p>26/02/2010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2-19" calcext:value-type="date">
            <text:p>19/02/20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2-12" calcext:value-type="date">
            <text:p>12/02/2010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2-05" calcext:value-type="date">
            <text:p>5/02/2010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1-29" calcext:value-type="date">
            <text:p>29/01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1-22" calcext:value-type="date">
            <text:p>22/01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1-15" calcext:value-type="date">
            <text:p>15/01/20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1-08" calcext:value-type="date">
            <text:p>8/01/2010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10-01-01" calcext:value-type="date">
            <text:p>1/01/2010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2-25" calcext:value-type="date">
            <text:p>25/12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2-18" calcext:value-type="date">
            <text:p>18/12/2009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2-11" calcext:value-type="date">
            <text:p>11/12/200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2-04" calcext:value-type="date">
            <text:p>4/12/2009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1-27" calcext:value-type="date">
            <text:p>27/11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1-20" calcext:value-type="date">
            <text:p>20/11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1-13" calcext:value-type="date">
            <text:p>13/11/2009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2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1-06" calcext:value-type="date">
            <text:p>6/11/20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0-30" calcext:value-type="date">
            <text:p>30/10/2009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0-23" calcext:value-type="date">
            <text:p>23/10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0-16" calcext:value-type="date">
            <text:p>16/10/20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0-09" calcext:value-type="date">
            <text:p>9/10/2009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10-02" calcext:value-type="date">
            <text:p>2/10/2009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9-25" calcext:value-type="date">
            <text:p>25/09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9-18" calcext:value-type="date">
            <text:p>18/09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9-11" calcext:value-type="date">
            <text:p>11/09/20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9-04" calcext:value-type="date">
            <text:p>4/09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8-28" calcext:value-type="date">
            <text:p>28/08/2009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8-21" calcext:value-type="date">
            <text:p>21/08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8-14" calcext:value-type="date">
            <text:p>14/08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8-07" calcext:value-type="date">
            <text:p>7/08/20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7-31" calcext:value-type="date">
            <text:p>31/07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7-24" calcext:value-type="date">
            <text:p>24/07/2009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7-17" calcext:value-type="date">
            <text:p>17/07/2009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7-10" calcext:value-type="date">
            <text:p>10/07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7-03" calcext:value-type="date">
            <text:p>3/07/200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6-26" calcext:value-type="date">
            <text:p>26/06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6-19" calcext:value-type="date">
            <text:p>19/06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6-12" calcext:value-type="date">
            <text:p>12/06/2009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6-05" calcext:value-type="date">
            <text:p>5/06/20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5-29" calcext:value-type="date">
            <text:p>29/05/2009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5-22" calcext:value-type="date">
            <text:p>22/05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5-15" calcext:value-type="date">
            <text:p>15/05/2009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5-08" calcext:value-type="date">
            <text:p>8/05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5-01" calcext:value-type="date">
            <text:p>1/05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4-24" calcext:value-type="date">
            <text:p>24/04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4-17" calcext:value-type="date">
            <text:p>17/04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4-10" calcext:value-type="date">
            <text:p>10/04/2009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4-03" calcext:value-type="date">
            <text:p>3/04/2009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3-27" calcext:value-type="date">
            <text:p>27/03/2009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3-20" calcext:value-type="date">
            <text:p>20/03/20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3-13" calcext:value-type="date">
            <text:p>13/03/20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3-06" calcext:value-type="date">
            <text:p>6/03/2009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2-27" calcext:value-type="date">
            <text:p>27/02/2009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9" calcext:value-type="float">
            <text:p>09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2-20" calcext:value-type="date">
            <text:p>20/02/2009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2-13" calcext:value-type="date">
            <text:p>13/02/2009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2-06" calcext:value-type="date">
            <text:p>6/02/20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1-30" calcext:value-type="date">
            <text:p>30/01/2009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1-23" calcext:value-type="date">
            <text:p>23/01/2009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1-16" calcext:value-type="date">
            <text:p>16/01/2009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1-09" calcext:value-type="date">
            <text:p>9/01/2009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9-01-02" calcext:value-type="date">
            <text:p>2/01/2009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2-26" calcext:value-type="date">
            <text:p>26/12/2008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2-19" calcext:value-type="date">
            <text:p>19/12/2008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2-12" calcext:value-type="date">
            <text:p>12/12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2-05" calcext:value-type="date">
            <text:p>5/12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1-28" calcext:value-type="date">
            <text:p>28/11/2008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1-21" calcext:value-type="date">
            <text:p>21/11/2008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1-14" calcext:value-type="date">
            <text:p>14/11/2008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1-07" calcext:value-type="date">
            <text:p>7/11/2008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0-31" calcext:value-type="date">
            <text:p>31/10/2008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0-24" calcext:value-type="date">
            <text:p>24/10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0-17" calcext:value-type="date">
            <text:p>17/10/2008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0-10" calcext:value-type="date">
            <text:p>10/10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10-03" calcext:value-type="date">
            <text:p>3/10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9-26" calcext:value-type="date">
            <text:p>26/09/20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1" calcext:value-type="float">
            <text:p>01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9-19" calcext:value-type="date">
            <text:p>19/09/20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9-12" calcext:value-type="date">
            <text:p>12/09/200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9-05" calcext:value-type="date">
            <text:p>5/09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8-29" calcext:value-type="date">
            <text:p>29/08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8-22" calcext:value-type="date">
            <text:p>22/08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8-15" calcext:value-type="date">
            <text:p>15/08/20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8-08" calcext:value-type="date">
            <text:p>8/08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8-01" calcext:value-type="date">
            <text:p>1/08/2008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7-25" calcext:value-type="date">
            <text:p>25/07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7-18" calcext:value-type="date">
            <text:p>18/07/20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7-11" calcext:value-type="date">
            <text:p>11/07/2008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7-04" calcext:value-type="date">
            <text:p>4/07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6-27" calcext:value-type="date">
            <text:p>27/06/2008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6-20" calcext:value-type="date">
            <text:p>20/06/2008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6-13" calcext:value-type="date">
            <text:p>13/06/2008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6-06" calcext:value-type="date">
            <text:p>6/06/2008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5-30" calcext:value-type="date">
            <text:p>30/05/2008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5-23" calcext:value-type="date">
            <text:p>23/05/2008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5-16" calcext:value-type="date">
            <text:p>16/05/2008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5-09" calcext:value-type="date">
            <text:p>9/05/2008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5-02" calcext:value-type="date">
            <text:p>2/05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4-25" calcext:value-type="date">
            <text:p>25/04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4-18" calcext:value-type="date">
            <text:p>18/04/2008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4-11" calcext:value-type="date">
            <text:p>11/04/2008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4-04" calcext:value-type="date">
            <text:p>4/04/20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3-28" calcext:value-type="date">
            <text:p>28/03/2008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3-21" calcext:value-type="date">
            <text:p>21/03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3-14" calcext:value-type="date">
            <text:p>14/03/2008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3-07" calcext:value-type="date">
            <text:p>7/03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2-29" calcext:value-type="date">
            <text:p>29/02/20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2-22" calcext:value-type="date">
            <text:p>22/02/2008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2-15" calcext:value-type="date">
            <text:p>15/02/20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2-08" calcext:value-type="date">
            <text:p>8/02/2008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2-01" calcext:value-type="date">
            <text:p>1/02/2008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1-25" calcext:value-type="date">
            <text:p>25/01/2008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1-18" calcext:value-type="date">
            <text:p>18/01/20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1-11" calcext:value-type="date">
            <text:p>11/01/2008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8-01-04" calcext:value-type="date">
            <text:p>4/01/20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2-28" calcext:value-type="date">
            <text:p>28/12/200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2-21" calcext:value-type="date">
            <text:p>21/12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2-14" calcext:value-type="date">
            <text:p>14/12/20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2-07" calcext:value-type="date">
            <text:p>7/12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1-30" calcext:value-type="date">
            <text:p>30/11/20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1-23" calcext:value-type="date">
            <text:p>23/11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1-16" calcext:value-type="date">
            <text:p>16/11/2007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1-09" calcext:value-type="date">
            <text:p>9/11/2007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1-02" calcext:value-type="date">
            <text:p>2/11/2007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0-26" calcext:value-type="date">
            <text:p>26/10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0-19" calcext:value-type="date">
            <text:p>19/10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0-12" calcext:value-type="date">
            <text:p>12/10/200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10-05" calcext:value-type="date">
            <text:p>5/10/20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9-28" calcext:value-type="date">
            <text:p>28/09/200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9-21" calcext:value-type="date">
            <text:p>21/09/2007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9-14" calcext:value-type="date">
            <text:p>14/09/2007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9-07" calcext:value-type="date">
            <text:p>7/09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8-31" calcext:value-type="date">
            <text:p>31/08/2007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8-24" calcext:value-type="date">
            <text:p>24/08/2007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8-17" calcext:value-type="date">
            <text:p>17/08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8-10" calcext:value-type="date">
            <text:p>10/08/2007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8-03" calcext:value-type="date">
            <text:p>3/08/2007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7-27" calcext:value-type="date">
            <text:p>27/07/2007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7-20" calcext:value-type="date">
            <text:p>20/07/2007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7-13" calcext:value-type="date">
            <text:p>13/07/2007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7-06" calcext:value-type="date">
            <text:p>6/07/2007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6-29" calcext:value-type="date">
            <text:p>29/06/20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6-22" calcext:value-type="date">
            <text:p>22/06/20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6-15" calcext:value-type="date">
            <text:p>15/06/2007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6-08" calcext:value-type="date">
            <text:p>8/06/2007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6-01" calcext:value-type="date">
            <text:p>1/06/2007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5-25" calcext:value-type="date">
            <text:p>25/05/200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5-18" calcext:value-type="date">
            <text:p>18/05/2007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5-11" calcext:value-type="date">
            <text:p>11/05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5-04" calcext:value-type="date">
            <text:p>4/05/2007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4-27" calcext:value-type="date">
            <text:p>27/04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4-20" calcext:value-type="date">
            <text:p>20/04/2007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4-13" calcext:value-type="date">
            <text:p>13/04/2007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4-06" calcext:value-type="date">
            <text:p>6/04/2007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3-30" calcext:value-type="date">
            <text:p>30/03/2007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3-23" calcext:value-type="date">
            <text:p>23/03/2007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3-16" calcext:value-type="date">
            <text:p>16/03/2007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3-09" calcext:value-type="date">
            <text:p>9/03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3-02" calcext:value-type="date">
            <text:p>2/03/2007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2-23" calcext:value-type="date">
            <text:p>23/02/2007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2-16" calcext:value-type="date">
            <text:p>16/02/20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2-09" calcext:value-type="date">
            <text:p>9/02/2007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2-02" calcext:value-type="date">
            <text:p>2/02/2007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1-26" calcext:value-type="date">
            <text:p>26/01/20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1-19" calcext:value-type="date">
            <text:p>19/01/2007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1-12" calcext:value-type="date">
            <text:p>12/01/20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7-01-05" calcext:value-type="date">
            <text:p>5/01/2007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2-29" calcext:value-type="date">
            <text:p>29/12/2006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2-22" calcext:value-type="date">
            <text:p>22/12/20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2-15" calcext:value-type="date">
            <text:p>15/12/20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2-08" calcext:value-type="date">
            <text:p>8/12/2006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2-01" calcext:value-type="date">
            <text:p>1/12/2006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1-24" calcext:value-type="date">
            <text:p>24/11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1-17" calcext:value-type="date">
            <text:p>17/11/2006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1-10" calcext:value-type="date">
            <text:p>10/11/2006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1-03" calcext:value-type="date">
            <text:p>3/11/20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0-27" calcext:value-type="date">
            <text:p>27/10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0-20" calcext:value-type="date">
            <text:p>20/10/20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0-13" calcext:value-type="date">
            <text:p>13/10/2006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10-06" calcext:value-type="date">
            <text:p>6/10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9-29" calcext:value-type="date">
            <text:p>29/09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9-22" calcext:value-type="date">
            <text:p>22/09/20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9-15" calcext:value-type="date">
            <text:p>15/09/2006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9-08" calcext:value-type="date">
            <text:p>8/09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9-01" calcext:value-type="date">
            <text:p>1/09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8-25" calcext:value-type="date">
            <text:p>25/08/20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8-18" calcext:value-type="date">
            <text:p>18/08/2006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8-11" calcext:value-type="date">
            <text:p>11/08/2006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8-04" calcext:value-type="date">
            <text:p>4/08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7-28" calcext:value-type="date">
            <text:p>28/07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7-21" calcext:value-type="date">
            <text:p>21/07/2006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7-14" calcext:value-type="date">
            <text:p>14/07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7-07" calcext:value-type="date">
            <text:p>7/07/2006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6-30" calcext:value-type="date">
            <text:p>30/06/2006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6-23" calcext:value-type="date">
            <text:p>23/06/20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6-16" calcext:value-type="date">
            <text:p>16/06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6-09" calcext:value-type="date">
            <text:p>9/06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6-02" calcext:value-type="date">
            <text:p>2/06/2006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5-26" calcext:value-type="date">
            <text:p>26/05/2006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5-19" calcext:value-type="date">
            <text:p>19/05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5-12" calcext:value-type="date">
            <text:p>12/05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5-05" calcext:value-type="date">
            <text:p>5/05/2006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4-28" calcext:value-type="date">
            <text:p>28/04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4-21" calcext:value-type="date">
            <text:p>21/04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4-14" calcext:value-type="date">
            <text:p>14/04/2006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4-07" calcext:value-type="date">
            <text:p>7/04/2006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3-31" calcext:value-type="date">
            <text:p>31/03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3-24" calcext:value-type="date">
            <text:p>24/03/2006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3-17" calcext:value-type="date">
            <text:p>17/03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3-10" calcext:value-type="date">
            <text:p>10/03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3-03" calcext:value-type="date">
            <text:p>3/03/2006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2-24" calcext:value-type="date">
            <text:p>24/02/2006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2-17" calcext:value-type="date">
            <text:p>17/02/2006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2-10" calcext:value-type="date">
            <text:p>10/02/2006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2-03" calcext:value-type="date">
            <text:p>3/02/20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1-27" calcext:value-type="date">
            <text:p>27/01/20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1-20" calcext:value-type="date">
            <text:p>20/01/2006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1-13" calcext:value-type="date">
            <text:p>13/01/2006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6-01-06" calcext:value-type="date">
            <text:p>6/01/2006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6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2-30" calcext:value-type="date">
            <text:p>30/12/20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2-23" calcext:value-type="date">
            <text:p>23/12/20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2-16" calcext:value-type="date">
            <text:p>16/12/2005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2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2-09" calcext:value-type="date">
            <text:p>9/12/2005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2-02" calcext:value-type="date">
            <text:p>2/12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1-25" calcext:value-type="date">
            <text:p>25/11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1-18" calcext:value-type="date">
            <text:p>18/11/2005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1-11" calcext:value-type="date">
            <text:p>11/11/20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1-04" calcext:value-type="date">
            <text:p>4/11/200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0-28" calcext:value-type="date">
            <text:p>28/10/2005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0-21" calcext:value-type="date">
            <text:p>21/10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0-14" calcext:value-type="date">
            <text:p>14/10/2005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10-07" calcext:value-type="date">
            <text:p>7/10/2005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9-30" calcext:value-type="date">
            <text:p>30/09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9-23" calcext:value-type="date">
            <text:p>23/09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9-16" calcext:value-type="date">
            <text:p>16/09/2005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9-09" calcext:value-type="date">
            <text:p>9/09/20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9-02" calcext:value-type="date">
            <text:p>2/09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8-26" calcext:value-type="date">
            <text:p>26/08/2005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8-19" calcext:value-type="date">
            <text:p>19/08/2005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8-12" calcext:value-type="date">
            <text:p>12/08/20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8-05" calcext:value-type="date">
            <text:p>5/08/2005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7-29" calcext:value-type="date">
            <text:p>29/07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9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7-22" calcext:value-type="date">
            <text:p>22/07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7-15" calcext:value-type="date">
            <text:p>15/07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7-08" calcext:value-type="date">
            <text:p>8/07/2005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7-01" calcext:value-type="date">
            <text:p>1/07/2005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8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6-24" calcext:value-type="date">
            <text:p>24/06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6-17" calcext:value-type="date">
            <text:p>17/06/2005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1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6-10" calcext:value-type="date">
            <text:p>10/06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6-03" calcext:value-type="date">
            <text:p>3/06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5-27" calcext:value-type="date">
            <text:p>27/05/2005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4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5-20" calcext:value-type="date">
            <text:p>20/05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5-13" calcext:value-type="date">
            <text:p>13/05/2005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7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5-06" calcext:value-type="date">
            <text:p>6/05/2005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4-29" calcext:value-type="date">
            <text:p>29/04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4-22" calcext:value-type="date">
            <text:p>22/04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4-15" calcext:value-type="date">
            <text:p>15/04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4-08" calcext:value-type="date">
            <text:p>8/04/2005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4-01" calcext:value-type="date">
            <text:p>1/04/200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3-25" calcext:value-type="date">
            <text:p>25/03/2005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3-18" calcext:value-type="date">
            <text:p>18/03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3-11" calcext:value-type="date">
            <text:p>11/03/2005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3-04" calcext:value-type="date">
            <text:p>4/03/2005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2-25" calcext:value-type="date">
            <text:p>25/02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2-18" calcext:value-type="date">
            <text:p>18/02/2005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46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2-11" calcext:value-type="date">
            <text:p>11/02/2005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2-04" calcext:value-type="date">
            <text:p>4/02/2005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1-28" calcext:value-type="date">
            <text:p>28/01/2005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1-21" calcext:value-type="date">
            <text:p>21/01/2005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1-14" calcext:value-type="date">
            <text:p>14/01/20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5-01-07" calcext:value-type="date">
            <text:p>7/01/2005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2-31" calcext:value-type="date">
            <text:p>31/12/20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2-24" calcext:value-type="date">
            <text:p>24/12/2004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2-17" calcext:value-type="date">
            <text:p>17/12/20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46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2-10" calcext:value-type="date">
            <text:p>10/12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2-03" calcext:value-type="date">
            <text:p>3/12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1-26" calcext:value-type="date">
            <text:p>26/11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1-19" calcext:value-type="date">
            <text:p>19/11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1-12" calcext:value-type="date">
            <text:p>12/11/2004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1-05" calcext:value-type="date">
            <text:p>5/11/20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0-29" calcext:value-type="date">
            <text:p>29/10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0-22" calcext:value-type="date">
            <text:p>22/10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0-15" calcext:value-type="date">
            <text:p>15/10/20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0-08" calcext:value-type="date">
            <text:p>8/10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10-01" calcext:value-type="date">
            <text:p>1/10/2004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9-24" calcext:value-type="date">
            <text:p>24/09/2004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9-17" calcext:value-type="date">
            <text:p>17/09/20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9-10" calcext:value-type="date">
            <text:p>10/09/20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25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9-03" calcext:value-type="date">
            <text:p>3/09/2004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8-27" calcext:value-type="date">
            <text:p>27/08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8-20" calcext:value-type="date">
            <text:p>20/08/20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8-13" calcext:value-type="date">
            <text:p>13/08/2004</text:p>
          </table:table-cell>
          <table:table-cell table:style-name="ce39" office:value-type="string" calcext:value-type="string">
            <text:p>2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3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8-06" calcext:value-type="date">
            <text:p>6/08/20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7-30" calcext:value-type="date">
            <text:p>30/07/20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7-23" calcext:value-type="date">
            <text:p>23/07/20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7-16" calcext:value-type="date">
            <text:p>16/07/2004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8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7-09" calcext:value-type="date">
            <text:p>9/07/2004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8" calcext:value-type="float">
            <text:p>08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7-02" calcext:value-type="date">
            <text:p>2/07/2004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4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6-25" calcext:value-type="date">
            <text:p>25/06/2004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35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2" calcext:value-type="float">
            <text:p>02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6-18" calcext:value-type="date">
            <text:p>18/06/2004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0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6-11" calcext:value-type="date">
            <text:p>11/06/2004</text:p>
          </table:table-cell>
          <table:table-cell table:style-name="ce39" office:value-type="string" calcext:value-type="string">
            <text:p>02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08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6-04" calcext:value-type="date">
            <text:p>4/06/2004</text:p>
          </table:table-cell>
          <table:table-cell table:style-name="ce39" office:value-type="string" calcext:value-type="string">
            <text:p>09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4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2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5-28" calcext:value-type="date">
            <text:p>28/05/20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1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1</text:p>
          </table:table-cell>
          <table:table-cell table:style-name="ce39" office:value-type="string" calcext:value-type="string">
            <text:p>44</text:p>
          </table:table-cell>
          <table:table-cell table:style-name="ce38" office:value-type="float" office:value="5" calcext:value-type="float">
            <text:p>05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5-21" calcext:value-type="date">
            <text:p>21/05/20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5-14" calcext:value-type="date">
            <text:p>14/05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6" calcext:value-type="float">
            <text:p>06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5-07" calcext:value-type="date">
            <text:p>7/05/20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8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4-30" calcext:value-type="date">
            <text:p>30/04/2004</text:p>
          </table:table-cell>
          <table:table-cell table:style-name="ce39" office:value-type="string" calcext:value-type="string">
            <text:p>05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27</text:p>
          </table:table-cell>
          <table:table-cell table:style-name="ce38" office:value-type="float" office:value="6" calcext:value-type="float">
            <text:p>06</text:p>
          </table:table-cell>
          <table:table-cell table:style-name="ce38" office:value-type="float" office:value="7" calcext:value-type="float">
            <text:p>07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4-23" calcext:value-type="date">
            <text:p>23/04/2004</text:p>
          </table:table-cell>
          <table:table-cell table:style-name="ce39" office:value-type="string" calcext:value-type="string">
            <text:p>06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1</text:p>
          </table:table-cell>
          <table:table-cell table:style-name="ce39" office:value-type="string" calcext:value-type="string">
            <text:p>45</text:p>
          </table:table-cell>
          <table:table-cell table:style-name="ce39" office:value-type="string" calcext:value-type="string">
            <text:p>49</text:p>
          </table:table-cell>
          <table:table-cell table:style-name="ce38" office:value-type="float" office:value="3" calcext:value-type="float">
            <text:p>03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4-16" calcext:value-type="date">
            <text:p>16/04/20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35</text:p>
          </table:table-cell>
          <table:table-cell table:style-name="ce39" office:value-type="string" calcext:value-type="string">
            <text:p>40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3" calcext:value-type="float">
            <text:p>03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4-09" calcext:value-type="date">
            <text:p>9/04/2004</text:p>
          </table:table-cell>
          <table:table-cell table:style-name="ce39" office:value-type="string" calcext:value-type="string">
            <text:p>01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2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8" calcext:value-type="float">
            <text:p>08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4-02" calcext:value-type="date">
            <text:p>2/04/2004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2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7</text:p>
          </table:table-cell>
          <table:table-cell table:style-name="ce39" office:value-type="string" calcext:value-type="string">
            <text:p>36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3-26" calcext:value-type="date">
            <text:p>26/03/2004</text:p>
          </table:table-cell>
          <table:table-cell table:style-name="ce39" office:value-type="string" calcext:value-type="string">
            <text:p>03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10</text:p>
          </table:table-cell>
          <table:table-cell table:style-name="ce39" office:value-type="string" calcext:value-type="string">
            <text:p>23</text:p>
          </table:table-cell>
          <table:table-cell table:style-name="ce39" office:value-type="string" calcext:value-type="string">
            <text:p>43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4" calcext:value-type="float">
            <text:p>04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3-19" calcext:value-type="date">
            <text:p>19/03/2004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42</text:p>
          </table:table-cell>
          <table:table-cell table:style-name="ce39" office:value-type="string" calcext:value-type="string">
            <text:p>45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3-12" calcext:value-type="date">
            <text:p>12/03/2004</text:p>
          </table:table-cell>
          <table:table-cell table:style-name="ce39" office:value-type="string" calcext:value-type="string">
            <text:p>15</text:p>
          </table:table-cell>
          <table:table-cell table:style-name="ce39" office:value-type="string" calcext:value-type="string">
            <text:p>24</text:p>
          </table:table-cell>
          <table:table-cell table:style-name="ce39" office:value-type="string" calcext:value-type="string">
            <text:p>28</text:p>
          </table:table-cell>
          <table:table-cell table:style-name="ce39" office:value-type="string" calcext:value-type="string">
            <text:p>44</text:p>
          </table:table-cell>
          <table:table-cell table:style-name="ce39" office:value-type="string" calcext:value-type="string">
            <text:p>4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3-05" calcext:value-type="date">
            <text:p>5/03/2004</text:p>
          </table:table-cell>
          <table:table-cell table:style-name="ce39" office:value-type="string" calcext:value-type="string">
            <text:p>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33</text:p>
          </table:table-cell>
          <table:table-cell table:style-name="ce39" office:value-type="string" calcext:value-type="string">
            <text:p>37</text:p>
          </table:table-cell>
          <table:table-cell table:style-name="ce39" office:value-type="string" calcext:value-type="string">
            <text:p>39</text:p>
          </table:table-cell>
          <table:table-cell table:style-name="ce38" office:value-type="float" office:value="1" calcext:value-type="float">
            <text:p>01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2-27" calcext:value-type="date">
            <text:p>27/02/2004</text:p>
          </table:table-cell>
          <table:table-cell table:style-name="ce39" office:value-type="string" calcext:value-type="string">
            <text:p>14</text:p>
          </table:table-cell>
          <table:table-cell table:style-name="ce39" office:value-type="string" calcext:value-type="string">
            <text:p>18</text:p>
          </table:table-cell>
          <table:table-cell table:style-name="ce39" office:value-type="string" calcext:value-type="string">
            <text:p>19</text:p>
          </table:table-cell>
          <table:table-cell table:style-name="ce39" office:value-type="string" calcext:value-type="string">
            <text:p>31</text:p>
          </table:table-cell>
          <table:table-cell table:style-name="ce39" office:value-type="string" calcext:value-type="string">
            <text:p>37</text:p>
          </table:table-cell>
          <table:table-cell table:style-name="ce38" office:value-type="float" office:value="4" calcext:value-type="float">
            <text:p>04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2-20" calcext:value-type="date">
            <text:p>20/02/2004</text:p>
          </table:table-cell>
          <table:table-cell table:style-name="ce39" office:value-type="string" calcext:value-type="string">
            <text:p>07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39</text:p>
          </table:table-cell>
          <table:table-cell table:style-name="ce39" office:value-type="string" calcext:value-type="string">
            <text:p>47</text:p>
          </table:table-cell>
          <table:table-cell table:style-name="ce39" office:value-type="string" calcext:value-type="string">
            <text:p>50</text:p>
          </table:table-cell>
          <table:table-cell table:style-name="ce38" office:value-type="float" office:value="2" calcext:value-type="float">
            <text:p>02</text:p>
          </table:table-cell>
          <table:table-cell table:style-name="ce38" office:value-type="float" office:value="5" calcext:value-type="float">
            <text:p>05</text:p>
          </table:table-cell>
          <table:table-cell table:number-columns-repeated="1015"/>
        </table:table-row>
        <table:table-row table:style-name="ro2">
          <table:table-cell table:style-name="ce33" office:value-type="date" office:date-value="2004-02-13" calcext:value-type="date">
            <text:p>13/02/2004</text:p>
          </table:table-cell>
          <table:table-cell table:style-name="ce39" office:value-type="string" calcext:value-type="string">
            <text:p>16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6</text:p>
          </table:table-cell>
          <table:table-cell table:style-name="ce39" office:value-type="string" calcext:value-type="string">
            <text:p>41</text:p>
          </table:table-cell>
          <table:table-cell table:style-name="ce38" office:value-type="float" office:value="7" calcext:value-type="float">
            <text:p>07</text:p>
          </table:table-cell>
          <table:table-cell table:style-name="ce38" office:value-type="float" office:value="9" calcext:value-type="float">
            <text:p>09</text:p>
          </table:table-cell>
          <table:table-cell table:number-columns-repeated="1015"/>
        </table:table-row>
        <table:table-row table:style-name="ro2">
          <table:table-cell table:style-name="ce35"/>
          <table:table-cell table:style-name="ce39" table:number-columns-repeated="5"/>
          <table:table-cell table:style-name="ce38" table:number-columns-repeated="2"/>
          <table:table-cell table:number-columns-repeated="1015"/>
        </table:table-row>
        <table:table-row table:style-name="ro4" table:number-rows-repeated="104679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." table:style-name="ta2">
        <table:table-column table:style-name="co6" table:number-columns-repeated="8" table:default-cell-style-name="Default"/>
        <table:table-column table:style-name="co4" table:number-columns-repeated="1016" table:default-cell-style-name="Default"/>
        <table:table-row table:style-name="ro2">
          <table:table-cell table:style-name="ce23" office:value-type="string" calcext:value-type="string" table:number-columns-spanned="8" table:number-rows-spanned="5">
            <text:p><text:a xlink:href="http://www.lotoideas.com/" xlink:type="simple">www.lotoideas.com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2">
          <table:table-cell table:style-name="ce24" office:value-type="string" calcext:value-type="string" table:number-columns-spanned="8" table:number-rows-spanned="2">
            <text:p>PUNTO DE VENTA Nº 36845</text:p>
          </table:table-cell>
          <table:covered-table-cell table:number-columns-repeated="7"/>
          <table:table-cell table:number-columns-repeated="1016"/>
        </table:table-row>
        <table:table-row table:style-name="ro4">
          <table:covered-table-cell table:number-columns-repeated="8"/>
          <table:table-cell table:number-columns-repeated="1016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7">
      <number:number number:decimal-places="0" number:min-decimal-places="0" number:min-integer-digits="2"/>
    </number:number-style>
    <number:date-style style:name="N118">
      <number:day/>
      <number:text>/</number:text>
      <number:month number:style="long"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22:16:46.7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04_20_a_20_2024" style:display-name="PageStyle_2004 a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." style:display-name="PageStyle_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09-23T22:46:41.388000000</dc:date>
    <meta:editing-duration>PT29M54S</meta:editing-duration>
    <meta:editing-cycles>2</meta:editing-cycles>
    <meta:document-statistic meta:table-count="2" meta:cell-count="14202" meta:object-count="0"/>
  </office:meta>
</office:document-meta>
</file>